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 style:writing-mode="rl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end" fo:margin-left="0cm" style:writing-mode="rl-tb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cm" style:writing-mode="rl-tb"/>
      <style:text-properties fo:color="#dc23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 style:writing-mode="rl-tb"/>
      <style:text-properties style:font-size-asian="16pt" style:font-size-complex="16pt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number-columns-repeated="6" table:default-cell-style-name="ce1"/>
        <table:table-row table:style-name="ro1">
          <table:table-cell office:value-type="string">
            <text:p>باخت</text:p>
          </table:table-cell>
          <table:table-cell office:value-type="string">
            <text:p>باز</text:p>
          </table:table-cell>
          <table:table-cell table:number-columns-repeated="4"/>
        </table:table-row>
        <table:table-row table:style-name="ro1">
          <table:table-cell office:value-type="string">
            <text:p>بافاند</text:p>
          </table:table-cell>
          <table:table-cell office:value-type="string">
            <text:p>بافان</text:p>
          </table:table-cell>
          <table:table-cell table:number-columns-repeated="4"/>
        </table:table-row>
        <table:table-row table:style-name="ro1">
          <table:table-cell office:value-type="string">
            <text:p>بافت</text:p>
          </table:table-cell>
          <table:table-cell office:value-type="string">
            <text:p>باف</text:p>
          </table:table-cell>
          <table:table-cell table:number-columns-repeated="4"/>
        </table:table-row>
        <table:table-row table:style-name="ro1">
          <table:table-cell office:value-type="string">
            <text:p>بافید</text:p>
          </table:table-cell>
          <table:table-cell office:value-type="string">
            <text:p>باف</text:p>
          </table:table-cell>
          <table:table-cell table:number-columns-repeated="4"/>
        </table:table-row>
        <table:table-row table:style-name="ro1">
          <table:table-cell office:value-type="string">
            <text:p>بخشید</text:p>
          </table:table-cell>
          <table:table-cell office:value-type="string">
            <text:p>بخش</text:p>
          </table:table-cell>
          <table:table-cell table:number-columns-repeated="4"/>
        </table:table-row>
        <table:table-row table:style-name="ro1">
          <table:table-cell office:value-type="string">
            <text:p>برید</text:p>
          </table:table-cell>
          <table:table-cell office:value-type="string">
            <text:p>بر</text:p>
          </table:table-cell>
          <table:table-cell table:number-columns-repeated="4"/>
        </table:table-row>
        <table:table-row table:style-name="ro1">
          <table:table-cell office:value-type="string">
            <text:p>براند</text:p>
          </table:table-cell>
          <table:table-cell office:value-type="string">
            <text:p>بران</text:p>
          </table:table-cell>
          <table:table-cell table:number-columns-repeated="4"/>
        </table:table-row>
        <table:table-row table:style-name="ro1">
          <table:table-cell office:value-type="string">
            <text:p>براند</text:p>
          </table:table-cell>
          <table:table-cell office:value-type="string">
            <text:p>بران</text:p>
          </table:table-cell>
          <table:table-cell table:number-columns-repeated="4"/>
        </table:table-row>
        <table:table-row table:style-name="ro1">
          <table:table-cell office:value-type="string">
            <text:p>برد</text:p>
          </table:table-cell>
          <table:table-cell office:value-type="string">
            <text:p>بر</text:p>
          </table:table-cell>
          <table:table-cell table:number-columns-repeated="4"/>
        </table:table-row>
        <table:table-row table:style-name="ro1">
          <table:table-cell office:value-type="string">
            <text:p>بست</text:p>
          </table:table-cell>
          <table:table-cell office:value-type="string">
            <text:p>بند</text:p>
          </table:table-cell>
          <table:table-cell table:number-columns-repeated="4"/>
        </table:table-row>
        <table:table-row table:style-name="ro1">
          <table:table-cell office:value-type="string">
            <text:p>بیخت</text:p>
          </table:table-cell>
          <table:table-cell office:value-type="string">
            <text:p>بیز</text:p>
          </table:table-cell>
          <table:table-cell table:number-columns-repeated="4"/>
        </table:table-row>
        <table:table-row table:style-name="ro1">
          <table:table-cell office:value-type="string">
            <text:p>بیزید</text:p>
          </table:table-cell>
          <table:table-cell office:value-type="string">
            <text:p>بیز</text:p>
          </table:table-cell>
          <table:table-cell table:number-columns-repeated="4"/>
        </table:table-row>
        <table:table-row table:style-name="ro1">
          <table:table-cell office:value-type="string">
            <text:p>پالود</text:p>
          </table:table-cell>
          <table:table-cell office:value-type="string">
            <text:p>پالا‍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پخت</text:p>
          </table:table-cell>
          <table:table-cell office:value-type="string">
            <text:p>پز</text:p>
          </table:table-cell>
          <table:table-cell table:number-columns-repeated="4"/>
        </table:table-row>
        <table:table-row table:style-name="ro1">
          <table:table-cell office:value-type="string">
            <text:p>پذیرفت</text:p>
          </table:table-cell>
          <table:table-cell office:value-type="string">
            <text:p>پذیر</text:p>
          </table:table-cell>
          <table:table-cell table:number-columns-repeated="4"/>
        </table:table-row>
        <table:table-row table:style-name="ro1">
          <table:table-cell office:value-type="string">
            <text:p>پرید</text:p>
          </table:table-cell>
          <table:table-cell office:value-type="string">
            <text:p>پر</text:p>
          </table:table-cell>
          <table:table-cell table:number-columns-repeated="4"/>
        </table:table-row>
        <table:table-row table:style-name="ro1">
          <table:table-cell office:value-type="string">
            <text:p>پراکند</text:p>
          </table:table-cell>
          <table:table-cell office:value-type="string">
            <text:p>پراکن</text:p>
          </table:table-cell>
          <table:table-cell table:number-columns-repeated="4"/>
        </table:table-row>
        <table:table-row table:style-name="ro1">
          <table:table-cell office:value-type="string">
            <text:p>پراند</text:p>
          </table:table-cell>
          <table:table-cell office:value-type="string">
            <text:p>پران</text:p>
          </table:table-cell>
          <table:table-cell table:number-columns-repeated="4"/>
        </table:table-row>
        <table:table-row table:style-name="ro1">
          <table:table-cell office:value-type="string">
            <text:p>پرانید</text:p>
          </table:table-cell>
          <table:table-cell office:value-type="string">
            <text:p>پران</text:p>
          </table:table-cell>
          <table:table-cell table:number-columns-repeated="4"/>
        </table:table-row>
        <table:table-row table:style-name="ro1">
          <table:table-cell office:value-type="string">
            <text:p>پراند</text:p>
          </table:table-cell>
          <table:table-cell office:value-type="string">
            <text:p>پران</text:p>
          </table:table-cell>
          <table:table-cell table:number-columns-repeated="4"/>
        </table:table-row>
        <table:table-row table:style-name="ro1">
          <table:table-cell office:value-type="string">
            <text:p>پرداخت</text:p>
          </table:table-cell>
          <table:table-cell office:value-type="string">
            <text:p>پرداز</text:p>
          </table:table-cell>
          <table:table-cell table:number-columns-repeated="4"/>
        </table:table-row>
        <table:table-row table:style-name="ro1">
          <table:table-cell office:value-type="string">
            <text:p>پرورید</text:p>
          </table:table-cell>
          <table:table-cell office:value-type="string">
            <text:p>پرور</text:p>
          </table:table-cell>
          <table:table-cell table:number-columns-repeated="4"/>
        </table:table-row>
        <table:table-row table:style-name="ro1">
          <table:table-cell office:value-type="string">
            <text:p>پرورانید</text:p>
          </table:table-cell>
          <table:table-cell office:value-type="string">
            <text:p>پروران</text:p>
          </table:table-cell>
          <table:table-cell table:number-columns-repeated="4"/>
        </table:table-row>
        <table:table-row table:style-name="ro1">
          <table:table-cell office:value-type="string">
            <text:p>پروراند</text:p>
          </table:table-cell>
          <table:table-cell office:value-type="string">
            <text:p>پروران</text:p>
          </table:table-cell>
          <table:table-cell table:number-columns-repeated="4"/>
        </table:table-row>
        <table:table-row table:style-name="ro1">
          <table:table-cell office:value-type="string">
            <text:p>پرورد</text:p>
          </table:table-cell>
          <table:table-cell office:value-type="string">
            <text:p>پرور</text:p>
          </table:table-cell>
          <table:table-cell table:number-columns-repeated="4"/>
        </table:table-row>
        <table:table-row table:style-name="ro1">
          <table:table-cell office:value-type="string">
            <text:p>پزانید</text:p>
          </table:table-cell>
          <table:table-cell office:value-type="string">
            <text:p>پزان</text:p>
          </table:table-cell>
          <table:table-cell table:number-columns-repeated="4"/>
        </table:table-row>
        <table:table-row table:style-name="ro1">
          <table:table-cell office:value-type="string">
            <text:p>پزاند</text:p>
          </table:table-cell>
          <table:table-cell office:value-type="string">
            <text:p>پزان</text:p>
          </table:table-cell>
          <table:table-cell table:number-columns-repeated="4"/>
        </table:table-row>
        <table:table-row table:style-name="ro1">
          <table:table-cell office:value-type="string">
            <text:p>پنداشت</text:p>
          </table:table-cell>
          <table:table-cell office:value-type="string">
            <text:p>پندار</text:p>
          </table:table-cell>
          <table:table-cell table:number-columns-repeated="4"/>
        </table:table-row>
        <table:table-row table:style-name="ro1">
          <table:table-cell office:value-type="string">
            <text:p>پوشاند</text:p>
          </table:table-cell>
          <table:table-cell office:value-type="string">
            <text:p>پوشان</text:p>
          </table:table-cell>
          <table:table-cell table:number-columns-repeated="4"/>
        </table:table-row>
        <table:table-row table:style-name="ro1">
          <table:table-cell office:value-type="string">
            <text:p>پوشانید</text:p>
          </table:table-cell>
          <table:table-cell office:value-type="string">
            <text:p>پوشان</text:p>
          </table:table-cell>
          <table:table-cell table:number-columns-repeated="4"/>
        </table:table-row>
        <table:table-row table:style-name="ro1">
          <table:table-cell office:value-type="string">
            <text:p>پوشید</text:p>
          </table:table-cell>
          <table:table-cell office:value-type="string">
            <text:p>پوش</text:p>
          </table:table-cell>
          <table:table-cell table:number-columns-repeated="4"/>
        </table:table-row>
        <table:table-row table:style-name="ro1">
          <table:table-cell office:value-type="string">
            <text:p>پیمایید</text:p>
          </table:table-cell>
          <table:table-cell office:value-type="string">
            <text:p>پیم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پیمود</text:p>
          </table:table-cell>
          <table:table-cell office:value-type="string">
            <text:p>پیم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پیوست</text:p>
          </table:table-cell>
          <table:table-cell office:value-type="string">
            <text:p>پیوند</text:p>
          </table:table-cell>
          <table:table-cell table:number-columns-repeated="4"/>
        </table:table-row>
        <table:table-row table:style-name="ro1">
          <table:table-cell office:value-type="string">
            <text:p>تاباند</text:p>
          </table:table-cell>
          <table:table-cell office:value-type="string">
            <text:p>تابان</text:p>
          </table:table-cell>
          <table:table-cell table:number-columns-repeated="4"/>
        </table:table-row>
        <table:table-row table:style-name="ro1">
          <table:table-cell office:value-type="string">
            <text:p>تابید</text:p>
          </table:table-cell>
          <table:table-cell office:value-type="string">
            <text:p>تاب</text:p>
          </table:table-cell>
          <table:table-cell table:number-columns-repeated="4"/>
        </table:table-row>
        <table:table-row table:style-name="ro1">
          <table:table-cell office:value-type="string">
            <text:p>تاخت</text:p>
          </table:table-cell>
          <table:table-cell office:value-type="string">
            <text:p>تاز</text:p>
          </table:table-cell>
          <table:table-cell table:number-columns-repeated="4"/>
        </table:table-row>
        <table:table-row table:style-name="ro1">
          <table:table-cell office:value-type="string">
            <text:p>تازانید</text:p>
          </table:table-cell>
          <table:table-cell office:value-type="string">
            <text:p>تازان</text:p>
          </table:table-cell>
          <table:table-cell table:number-columns-repeated="4"/>
        </table:table-row>
        <table:table-row table:style-name="ro1">
          <table:table-cell office:value-type="string">
            <text:p>تازاند</text:p>
          </table:table-cell>
          <table:table-cell office:value-type="string">
            <text:p>تازان</text:p>
          </table:table-cell>
          <table:table-cell table:number-columns-repeated="4"/>
        </table:table-row>
        <table:table-row table:style-name="ro1">
          <table:table-cell office:value-type="string">
            <text:p>تافت</text:p>
          </table:table-cell>
          <table:table-cell office:value-type="string">
            <text:p>تاف</text:p>
          </table:table-cell>
          <table:table-cell table:number-columns-repeated="4"/>
        </table:table-row>
        <table:table-row table:style-name="ro1">
          <table:table-cell office:value-type="string">
            <text:p>تپید</text:p>
          </table:table-cell>
          <table:table-cell office:value-type="string">
            <text:p>تپ</text:p>
          </table:table-cell>
          <table:table-cell table:number-columns-repeated="4"/>
        </table:table-row>
        <table:table-row table:style-name="ro1">
          <table:table-cell office:value-type="string">
            <text:p>تپانید</text:p>
          </table:table-cell>
          <table:table-cell office:value-type="string">
            <text:p>تپان</text:p>
          </table:table-cell>
          <table:table-cell table:number-columns-repeated="4"/>
        </table:table-row>
        <table:table-row table:style-name="ro1">
          <table:table-cell office:value-type="string">
            <text:p>تپاند</text:p>
          </table:table-cell>
          <table:table-cell office:value-type="string">
            <text:p>تپان</text:p>
          </table:table-cell>
          <table:table-cell table:number-columns-repeated="4"/>
        </table:table-row>
        <table:table-row table:style-name="ro1">
          <table:table-cell office:value-type="string">
            <text:p>توانست</text:p>
          </table:table-cell>
          <table:table-cell office:value-type="string">
            <text:p>توان</text:p>
          </table:table-cell>
          <table:table-cell table:number-columns-repeated="4"/>
        </table:table-row>
        <table:table-row table:style-name="ro1">
          <table:table-cell office:value-type="string">
            <text:p>چید</text:p>
          </table:table-cell>
          <table:table-cell office:value-type="string">
            <text:p>چین</text:p>
          </table:table-cell>
          <table:table-cell table:number-columns-repeated="4"/>
        </table:table-row>
        <table:table-row table:style-name="ro1">
          <table:table-cell office:value-type="string">
            <text:p>خاست</text:p>
          </table:table-cell>
          <table:table-cell office:value-type="string">
            <text:p>خیز</text:p>
          </table:table-cell>
          <table:table-cell table:number-columns-repeated="4"/>
        </table:table-row>
        <table:table-row table:style-name="ro1">
          <table:table-cell office:value-type="string">
            <text:p>خرید</text:p>
          </table:table-cell>
          <table:table-cell office:value-type="string">
            <text:p>خر</text:p>
          </table:table-cell>
          <table:table-cell table:number-columns-repeated="4"/>
        </table:table-row>
        <table:table-row table:style-name="ro1">
          <table:table-cell office:value-type="string">
            <text:p>خوابانید</text:p>
          </table:table-cell>
          <table:table-cell office:value-type="string">
            <text:p>خوابان</text:p>
          </table:table-cell>
          <table:table-cell table:number-columns-repeated="4"/>
        </table:table-row>
        <table:table-row table:style-name="ro1">
          <table:table-cell office:value-type="string">
            <text:p>خواباند</text:p>
          </table:table-cell>
          <table:table-cell office:value-type="string">
            <text:p>خوابان</text:p>
          </table:table-cell>
          <table:table-cell table:number-columns-repeated="4"/>
        </table:table-row>
        <table:table-row table:style-name="ro1">
          <table:table-cell office:value-type="string">
            <text:p>خوابید</text:p>
          </table:table-cell>
          <table:table-cell office:value-type="string">
            <text:p>خواب</text:p>
          </table:table-cell>
          <table:table-cell table:number-columns-repeated="4"/>
        </table:table-row>
        <table:table-row table:style-name="ro1">
          <table:table-cell office:value-type="string">
            <text:p>خواست</text:p>
          </table:table-cell>
          <table:table-cell office:value-type="string">
            <text:p>خواه</text:p>
          </table:table-cell>
          <table:table-cell table:number-columns-repeated="4"/>
        </table:table-row>
        <table:table-row table:style-name="ro1">
          <table:table-cell office:value-type="string">
            <text:p>خواند</text:p>
          </table:table-cell>
          <table:table-cell office:value-type="string">
            <text:p>خوان</text:p>
          </table:table-cell>
          <table:table-cell table:number-columns-repeated="4"/>
        </table:table-row>
        <table:table-row table:style-name="ro1">
          <table:table-cell office:value-type="string">
            <text:p>خوراند</text:p>
          </table:table-cell>
          <table:table-cell office:value-type="string">
            <text:p>خوران</text:p>
          </table:table-cell>
          <table:table-cell table:number-columns-repeated="4"/>
        </table:table-row>
        <table:table-row table:style-name="ro1">
          <table:table-cell office:value-type="string">
            <text:p>خورانید</text:p>
          </table:table-cell>
          <table:table-cell office:value-type="string">
            <text:p>خوران</text:p>
          </table:table-cell>
          <table:table-cell table:number-columns-repeated="4"/>
        </table:table-row>
        <table:table-row table:style-name="ro1">
          <table:table-cell office:value-type="string">
            <text:p>خورد</text:p>
          </table:table-cell>
          <table:table-cell office:value-type="string">
            <text:p>خور</text:p>
          </table:table-cell>
          <table:table-cell table:number-columns-repeated="4"/>
        </table:table-row>
        <table:table-row table:style-name="ro1">
          <table:table-cell office:value-type="string">
            <text:p>خیزانید</text:p>
          </table:table-cell>
          <table:table-cell office:value-type="string">
            <text:p>خیزان</text:p>
          </table:table-cell>
          <table:table-cell table:number-columns-repeated="4"/>
        </table:table-row>
        <table:table-row table:style-name="ro1">
          <table:table-cell office:value-type="string">
            <text:p>خیزاند</text:p>
          </table:table-cell>
          <table:table-cell office:value-type="string">
            <text:p>خیزان</text:p>
          </table:table-cell>
          <table:table-cell table:number-columns-repeated="4"/>
        </table:table-row>
        <table:table-row table:style-name="ro1">
          <table:table-cell office:value-type="string">
            <text:p>خیزید</text:p>
          </table:table-cell>
          <table:table-cell office:value-type="string">
            <text:p>خیز</text:p>
          </table:table-cell>
          <table:table-cell table:number-columns-repeated="4"/>
        </table:table-row>
        <table:table-row table:style-name="ro1">
          <table:table-cell office:value-type="string">
            <text:p>داد</text:p>
          </table:table-cell>
          <table:table-cell office:value-type="string">
            <text:p>ده</text:p>
          </table:table-cell>
          <table:table-cell table:number-columns-repeated="4"/>
        </table:table-row>
        <table:table-row table:style-name="ro1">
          <table:table-cell office:value-type="string">
            <text:p>دانست</text:p>
          </table:table-cell>
          <table:table-cell office:value-type="string">
            <text:p>دان</text:p>
          </table:table-cell>
          <table:table-cell table:number-columns-repeated="4"/>
        </table:table-row>
        <table:table-row table:style-name="ro1">
          <table:table-cell office:value-type="string">
            <text:p>درانید</text:p>
          </table:table-cell>
          <table:table-cell office:value-type="string">
            <text:p>دران</text:p>
          </table:table-cell>
          <table:table-cell table:number-columns-repeated="4"/>
        </table:table-row>
        <table:table-row table:style-name="ro1">
          <table:table-cell office:value-type="string">
            <text:p>دراند</text:p>
          </table:table-cell>
          <table:table-cell office:value-type="string">
            <text:p>دران</text:p>
          </table:table-cell>
          <table:table-cell table:number-columns-repeated="4"/>
        </table:table-row>
        <table:table-row table:style-name="ro1">
          <table:table-cell office:value-type="string">
            <text:p>درید</text:p>
          </table:table-cell>
          <table:table-cell office:value-type="string">
            <text:p>در</text:p>
          </table:table-cell>
          <table:table-cell table:number-columns-repeated="4"/>
        </table:table-row>
        <table:table-row table:style-name="ro1">
          <table:table-cell office:value-type="string">
            <text:p>رانید</text:p>
          </table:table-cell>
          <table:table-cell office:value-type="string">
            <text:p>ران</text:p>
          </table:table-cell>
          <table:table-cell table:number-columns-repeated="4"/>
        </table:table-row>
        <table:table-row table:style-name="ro1">
          <table:table-cell office:value-type="string">
            <text:p>راند</text:p>
          </table:table-cell>
          <table:table-cell office:value-type="string">
            <text:p>ران</text:p>
          </table:table-cell>
          <table:table-cell table:number-columns-repeated="4"/>
        </table:table-row>
        <table:table-row table:style-name="ro1">
          <table:table-cell office:value-type="string">
            <text:p>ربود</text:p>
          </table:table-cell>
          <table:table-cell office:value-type="string">
            <text:p>رب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رسید</text:p>
          </table:table-cell>
          <table:table-cell office:value-type="string">
            <text:p>رس</text:p>
          </table:table-cell>
          <table:table-cell table:number-columns-repeated="4"/>
        </table:table-row>
        <table:table-row table:style-name="ro1">
          <table:table-cell office:value-type="string">
            <text:p>رشت</text:p>
          </table:table-cell>
          <table:table-cell office:value-type="string">
            <text:p>ریس</text:p>
          </table:table-cell>
          <table:table-cell table:number-columns-repeated="4"/>
        </table:table-row>
        <table:table-row table:style-name="ro1">
          <table:table-cell office:value-type="string">
            <text:p>رفت</text:p>
          </table:table-cell>
          <table:table-cell office:value-type="string">
            <text:p>رو</text:p>
          </table:table-cell>
          <table:table-cell table:number-columns-repeated="4"/>
        </table:table-row>
        <table:table-row table:style-name="ro1">
          <table:table-cell office:value-type="string">
            <text:p>رنجانید</text:p>
          </table:table-cell>
          <table:table-cell office:value-type="string">
            <text:p>رنجان</text:p>
          </table:table-cell>
          <table:table-cell table:number-columns-repeated="4"/>
        </table:table-row>
        <table:table-row table:style-name="ro1">
          <table:table-cell office:value-type="string">
            <text:p>رنجاند</text:p>
          </table:table-cell>
          <table:table-cell office:value-type="string">
            <text:p>رنجان</text:p>
          </table:table-cell>
          <table:table-cell table:number-columns-repeated="4"/>
        </table:table-row>
        <table:table-row table:style-name="ro1">
          <table:table-cell office:value-type="string">
            <text:p>رنجید</text:p>
          </table:table-cell>
          <table:table-cell office:value-type="string">
            <text:p>رنج</text:p>
          </table:table-cell>
          <table:table-cell table:number-columns-repeated="4"/>
        </table:table-row>
        <table:table-row table:style-name="ro1">
          <table:table-cell office:value-type="string">
            <text:p>ریخت</text:p>
          </table:table-cell>
          <table:table-cell office:value-type="string">
            <text:p>ریز</text:p>
          </table:table-cell>
          <table:table-cell table:number-columns-repeated="4"/>
        </table:table-row>
        <table:table-row table:style-name="ro1">
          <table:table-cell office:value-type="string">
            <text:p>ریزانید</text:p>
          </table:table-cell>
          <table:table-cell office:value-type="string">
            <text:p>ریزان</text:p>
          </table:table-cell>
          <table:table-cell table:number-columns-repeated="4"/>
        </table:table-row>
        <table:table-row table:style-name="ro1">
          <table:table-cell office:value-type="string">
            <text:p>ریزاند</text:p>
          </table:table-cell>
          <table:table-cell office:value-type="string">
            <text:p>ریزان</text:p>
          </table:table-cell>
          <table:table-cell table:number-columns-repeated="4"/>
        </table:table-row>
        <table:table-row table:style-name="ro1">
          <table:table-cell office:value-type="string">
            <text:p>ریسید</text:p>
          </table:table-cell>
          <table:table-cell office:value-type="string">
            <text:p>ریس</text:p>
          </table:table-cell>
          <table:table-cell table:number-columns-repeated="4"/>
        </table:table-row>
        <table:table-row table:style-name="ro1">
          <table:table-cell office:value-type="string">
            <text:p>زاد</text:p>
          </table:table-cell>
          <table:table-cell office:value-type="string">
            <text:p>ز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زایاند</text:p>
          </table:table-cell>
          <table:table-cell office:value-type="string">
            <text:p>زایان</text:p>
          </table:table-cell>
          <table:table-cell table:number-columns-repeated="4"/>
        </table:table-row>
        <table:table-row table:style-name="ro1">
          <table:table-cell office:value-type="string">
            <text:p>زایید</text:p>
          </table:table-cell>
          <table:table-cell office:value-type="string">
            <text:p>ز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زد</text:p>
          </table:table-cell>
          <table:table-cell office:value-type="string">
            <text:p>زن</text:p>
          </table:table-cell>
          <table:table-cell table:number-columns-repeated="4"/>
        </table:table-row>
        <table:table-row table:style-name="ro1">
          <table:table-cell office:value-type="string">
            <text:p>زدود</text:p>
          </table:table-cell>
          <table:table-cell office:value-type="string">
            <text:p>زد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زید</text:p>
          </table:table-cell>
          <table:table-cell office:value-type="string">
            <text:p>زی</text:p>
          </table:table-cell>
          <table:table-cell table:number-columns-repeated="4"/>
        </table:table-row>
        <table:table-row table:style-name="ro1">
          <table:table-cell office:value-type="string">
            <text:p>زیست</text:p>
          </table:table-cell>
          <table:table-cell office:value-type="string">
            <text:p>زی</text:p>
          </table:table-cell>
          <table:table-cell table:number-columns-repeated="4"/>
        </table:table-row>
        <table:table-row table:style-name="ro1">
          <table:table-cell office:value-type="string">
            <text:p>ساخت</text:p>
          </table:table-cell>
          <table:table-cell office:value-type="string">
            <text:p>ساز</text:p>
          </table:table-cell>
          <table:table-cell table:number-columns-repeated="4"/>
        </table:table-row>
        <table:table-row table:style-name="ro1">
          <table:table-cell office:value-type="string">
            <text:p>سپرد</text:p>
          </table:table-cell>
          <table:table-cell office:value-type="string">
            <text:p>سپر</text:p>
          </table:table-cell>
          <table:table-cell table:number-columns-repeated="4"/>
        </table:table-row>
        <table:table-row table:style-name="ro1">
          <table:table-cell office:value-type="string">
            <text:p>ستانید</text:p>
          </table:table-cell>
          <table:table-cell office:value-type="string">
            <text:p>ستان</text:p>
          </table:table-cell>
          <table:table-cell table:number-columns-repeated="4"/>
        </table:table-row>
        <table:table-row table:style-name="ro1">
          <table:table-cell office:value-type="string">
            <text:p>ستاند</text:p>
          </table:table-cell>
          <table:table-cell office:value-type="string">
            <text:p>ستان</text:p>
          </table:table-cell>
          <table:table-cell table:number-columns-repeated="4"/>
        </table:table-row>
        <table:table-row table:style-name="ro1">
          <table:table-cell office:value-type="string">
            <text:p>ستود</text:p>
          </table:table-cell>
          <table:table-cell office:value-type="string">
            <text:p>ست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سرایید</text:p>
          </table:table-cell>
          <table:table-cell office:value-type="string">
            <text:p>سر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سرشت</text:p>
          </table:table-cell>
          <table:table-cell office:value-type="string">
            <text:p>سریشیدن</text:p>
          </table:table-cell>
          <table:table-cell table:number-columns-repeated="4"/>
        </table:table-row>
        <table:table-row table:style-name="ro1">
          <table:table-cell office:value-type="string">
            <text:p>سرود</text:p>
          </table:table-cell>
          <table:table-cell office:value-type="string">
            <text:p>سرا</text:p>
          </table:table-cell>
          <table:table-cell table:number-columns-repeated="4"/>
        </table:table-row>
        <table:table-row table:style-name="ro1">
          <table:table-cell office:value-type="string">
            <text:p>سوخت</text:p>
          </table:table-cell>
          <table:table-cell office:value-type="string">
            <text:p>سوز</text:p>
          </table:table-cell>
          <table:table-cell table:number-columns-repeated="4"/>
        </table:table-row>
        <table:table-row table:style-name="ro1">
          <table:table-cell office:value-type="string">
            <text:p>سوزاند</text:p>
          </table:table-cell>
          <table:table-cell office:value-type="string">
            <text:p>سوزان</text:p>
          </table:table-cell>
          <table:table-cell table:number-columns-repeated="4"/>
        </table:table-row>
        <table:table-row table:style-name="ro1">
          <table:table-cell office:value-type="string">
            <text:p>شایست</text:p>
          </table:table-cell>
          <table:table-cell office:value-type="string">
            <text:p>شا</text:p>
          </table:table-cell>
          <table:table-cell table:number-columns-repeated="4"/>
        </table:table-row>
        <table:table-row table:style-name="ro1">
          <table:table-cell office:value-type="string">
            <text:p>شایید</text:p>
          </table:table-cell>
          <table:table-cell office:value-type="string">
            <text:p>شا</text:p>
          </table:table-cell>
          <table:table-cell table:number-columns-repeated="4"/>
        </table:table-row>
        <table:table-row table:style-name="ro1">
          <table:table-cell office:value-type="string">
            <text:p>شتابید</text:p>
          </table:table-cell>
          <table:table-cell office:value-type="string">
            <text:p>شتاب</text:p>
          </table:table-cell>
          <table:table-cell table:number-columns-repeated="4"/>
        </table:table-row>
        <table:table-row table:style-name="ro1">
          <table:table-cell office:value-type="string">
            <text:p>شتافت</text:p>
          </table:table-cell>
          <table:table-cell office:value-type="string">
            <text:p>شتاب</text:p>
          </table:table-cell>
          <table:table-cell table:number-columns-repeated="4"/>
        </table:table-row>
        <table:table-row table:style-name="ro1">
          <table:table-cell office:value-type="string">
            <text:p>شست</text:p>
          </table:table-cell>
          <table:table-cell office:value-type="string">
            <text:p>شوی</text:p>
          </table:table-cell>
          <table:table-cell table:number-columns-repeated="4"/>
        </table:table-row>
        <table:table-row table:style-name="ro1">
          <table:table-cell office:value-type="string">
            <text:p>شکست</text:p>
          </table:table-cell>
          <table:table-cell office:value-type="string">
            <text:p>شکن</text:p>
          </table:table-cell>
          <table:table-cell table:number-columns-repeated="4"/>
        </table:table-row>
        <table:table-row table:style-name="ro1">
          <table:table-cell office:value-type="string">
            <text:p>شمرد</text:p>
          </table:table-cell>
          <table:table-cell office:value-type="string">
            <text:p>شمار</text:p>
          </table:table-cell>
          <table:table-cell table:number-columns-repeated="4"/>
        </table:table-row>
        <table:table-row table:style-name="ro1">
          <table:table-cell office:value-type="string">
            <text:p>شناخت</text:p>
          </table:table-cell>
          <table:table-cell office:value-type="string">
            <text:p>شناس</text:p>
          </table:table-cell>
          <table:table-cell table:number-columns-repeated="4"/>
        </table:table-row>
        <table:table-row table:style-name="ro1">
          <table:table-cell office:value-type="string">
            <text:p>شناسانید</text:p>
          </table:table-cell>
          <table:table-cell office:value-type="string">
            <text:p>شناسان</text:p>
          </table:table-cell>
          <table:table-cell table:number-columns-repeated="4"/>
        </table:table-row>
        <table:table-row table:style-name="ro1">
          <table:table-cell office:value-type="string">
            <text:p>شناساند</text:p>
          </table:table-cell>
          <table:table-cell office:value-type="string">
            <text:p>شناسان</text:p>
          </table:table-cell>
          <table:table-cell table:number-columns-repeated="4"/>
        </table:table-row>
        <table:table-row table:style-name="ro1">
          <table:table-cell office:value-type="string">
            <text:p>شنفت</text:p>
          </table:table-cell>
          <table:table-cell office:value-type="string">
            <text:p>شنو</text:p>
          </table:table-cell>
          <table:table-cell table:number-columns-repeated="4"/>
        </table:table-row>
        <table:table-row table:style-name="ro1">
          <table:table-cell office:value-type="string">
            <text:p>شنواند</text:p>
          </table:table-cell>
          <table:table-cell office:value-type="string">
            <text:p>شنوان</text:p>
          </table:table-cell>
          <table:table-cell table:number-columns-repeated="4"/>
        </table:table-row>
        <table:table-row table:style-name="ro1">
          <table:table-cell office:value-type="string">
            <text:p>شنید</text:p>
          </table:table-cell>
          <table:table-cell office:value-type="string">
            <text:p>شنو</text:p>
          </table:table-cell>
          <table:table-cell table:number-columns-repeated="4"/>
        </table:table-row>
        <table:table-row table:style-name="ro1">
          <table:table-cell office:value-type="string">
            <text:p>فرستاد</text:p>
          </table:table-cell>
          <table:table-cell office:value-type="string">
            <text:p>فرست</text:p>
          </table:table-cell>
          <table:table-cell table:number-columns-repeated="4"/>
        </table:table-row>
        <table:table-row table:style-name="ro1">
          <table:table-cell office:value-type="string">
            <text:p>فرغارید</text:p>
          </table:table-cell>
          <table:table-cell office:value-type="string">
            <text:p>فرغار</text:p>
          </table:table-cell>
          <table:table-cell table:number-columns-repeated="4"/>
        </table:table-row>
        <table:table-row table:style-name="ro1">
          <table:table-cell office:value-type="string">
            <text:p>فرمود</text:p>
          </table:table-cell>
          <table:table-cell office:value-type="string">
            <text:p>فرمای</text:p>
          </table:table-cell>
          <table:table-cell table:number-columns-repeated="4"/>
        </table:table-row>
        <table:table-row table:style-name="ro1">
          <table:table-cell office:value-type="string">
            <text:p>فریبید</text:p>
          </table:table-cell>
          <table:table-cell office:value-type="string">
            <text:p>فریب</text:p>
          </table:table-cell>
          <table:table-cell table:number-columns-repeated="4"/>
        </table:table-row>
        <table:table-row table:style-name="ro1">
          <table:table-cell office:value-type="string">
            <text:p>فریباند</text:p>
          </table:table-cell>
          <table:table-cell office:value-type="string">
            <text:p>فریبان</text:p>
          </table:table-cell>
          <table:table-cell table:number-columns-repeated="4"/>
        </table:table-row>
        <table:table-row table:style-name="ro1">
          <table:table-cell office:value-type="string">
            <text:p>فریبانید</text:p>
          </table:table-cell>
          <table:table-cell office:value-type="string">
            <text:p>فریبان</text:p>
          </table:table-cell>
          <table:table-cell table:number-columns-repeated="4"/>
        </table:table-row>
        <table:table-row table:style-name="ro1">
          <table:table-cell office:value-type="string">
            <text:p>فریفت</text:p>
          </table:table-cell>
          <table:table-cell office:value-type="string">
            <text:p>فریب</text:p>
          </table:table-cell>
          <table:table-cell table:number-columns-repeated="4"/>
        </table:table-row>
        <table:table-row table:style-name="ro1">
          <table:table-cell office:value-type="string">
            <text:p>فرییباند</text:p>
          </table:table-cell>
          <table:table-cell office:value-type="string">
            <text:p>فریبان</text:p>
          </table:table-cell>
          <table:table-cell table:number-columns-repeated="4"/>
        </table:table-row>
        <table:table-row table:style-name="ro1">
          <table:table-cell office:value-type="string">
            <text:p>فشارانید</text:p>
          </table:table-cell>
          <table:table-cell office:value-type="string">
            <text:p>فشاران</text:p>
          </table:table-cell>
          <table:table-cell table:number-columns-repeated="4"/>
        </table:table-row>
        <table:table-row table:style-name="ro1">
          <table:table-cell office:value-type="string">
            <text:p>فشاراند</text:p>
          </table:table-cell>
          <table:table-cell office:value-type="string">
            <text:p>فشاران</text:p>
          </table:table-cell>
          <table:table-cell table:number-columns-repeated="4"/>
        </table:table-row>
        <table:table-row table:style-name="ro1">
          <table:table-cell office:value-type="string">
            <text:p>فشارید</text:p>
          </table:table-cell>
          <table:table-cell office:value-type="string">
            <text:p>فشار</text:p>
          </table:table-cell>
          <table:table-cell table:number-columns-repeated="4"/>
        </table:table-row>
        <table:table-row table:style-name="ro1">
          <table:table-cell office:value-type="string">
            <text:p>فشرد</text:p>
          </table:table-cell>
          <table:table-cell office:value-type="string">
            <text:p>فشار</text:p>
          </table:table-cell>
          <table:table-cell table:number-columns-repeated="4"/>
        </table:table-row>
        <table:table-row table:style-name="ro1">
          <table:table-cell office:value-type="string">
            <text:p>فکند</text:p>
          </table:table-cell>
          <table:table-cell office:value-type="string">
            <text:p>فکن</text:p>
          </table:table-cell>
          <table:table-cell table:number-columns-repeated="4"/>
        </table:table-row>
        <table:table-row table:style-name="ro1">
          <table:table-cell office:value-type="string">
            <text:p>فهمید</text:p>
          </table:table-cell>
          <table:table-cell office:value-type="string">
            <text:p>فهم</text:p>
          </table:table-cell>
          <table:table-cell table:number-columns-repeated="4"/>
        </table:table-row>
        <table:table-row table:style-name="ro1">
          <table:table-cell office:value-type="string">
            <text:p>فهمانید</text:p>
          </table:table-cell>
          <table:table-cell office:value-type="string">
            <text:p>فهمان</text:p>
          </table:table-cell>
          <table:table-cell table:number-columns-repeated="4"/>
        </table:table-row>
        <table:table-row table:style-name="ro1">
          <table:table-cell office:value-type="string">
            <text:p>فهماند</text:p>
          </table:table-cell>
          <table:table-cell office:value-type="string">
            <text:p>فهمان</text:p>
          </table:table-cell>
          <table:table-cell table:number-columns-repeated="4"/>
        </table:table-row>
        <table:table-row table:style-name="ro1">
          <table:table-cell office:value-type="string">
            <text:p>کاست</text:p>
          </table:table-cell>
          <table:table-cell office:value-type="string">
            <text:p>کاه</text:p>
          </table:table-cell>
          <table:table-cell table:number-columns-repeated="4"/>
        </table:table-row>
        <table:table-row table:style-name="ro1">
          <table:table-cell office:value-type="string">
            <text:p>کاشت</text:p>
          </table:table-cell>
          <table:table-cell office:value-type="string">
            <text:p>کار</text:p>
          </table:table-cell>
          <table:table-cell table:number-columns-repeated="4"/>
        </table:table-row>
        <table:table-row table:style-name="ro1">
          <table:table-cell office:value-type="string">
            <text:p>کافت</text:p>
          </table:table-cell>
          <table:table-cell office:value-type="string">
            <text:p>کاو</text:p>
          </table:table-cell>
          <table:table-cell table:number-columns-repeated="4"/>
        </table:table-row>
        <table:table-row table:style-name="ro1">
          <table:table-cell office:value-type="string">
            <text:p>کاوانید</text:p>
          </table:table-cell>
          <table:table-cell office:value-type="string">
            <text:p>کاوان</text:p>
          </table:table-cell>
          <table:table-cell table:number-columns-repeated="4"/>
        </table:table-row>
        <table:table-row table:style-name="ro1">
          <table:table-cell office:value-type="string">
            <text:p>کاواند</text:p>
          </table:table-cell>
          <table:table-cell office:value-type="string">
            <text:p>کاوان</text:p>
          </table:table-cell>
          <table:table-cell table:number-columns-repeated="4"/>
        </table:table-row>
        <table:table-row table:style-name="ro1">
          <table:table-cell office:value-type="string">
            <text:p>کاوید</text:p>
          </table:table-cell>
          <table:table-cell office:value-type="string">
            <text:p>کاو</text:p>
          </table:table-cell>
          <table:table-cell table:number-columns-repeated="4"/>
        </table:table-row>
        <table:table-row table:style-name="ro1">
          <table:table-cell office:value-type="string">
            <text:p>کاهید</text:p>
          </table:table-cell>
          <table:table-cell office:value-type="string">
            <text:p>کاهاند</text:p>
          </table:table-cell>
          <table:table-cell table:number-columns-repeated="4"/>
        </table:table-row>
        <table:table-row table:style-name="ro1">
          <table:table-cell office:value-type="string">
            <text:p>کشید</text:p>
          </table:table-cell>
          <table:table-cell office:value-type="string">
            <text:p>کش</text:p>
          </table:table-cell>
          <table:table-cell table:number-columns-repeated="4"/>
        </table:table-row>
        <table:table-row table:style-name="ro1">
          <table:table-cell office:value-type="string">
            <text:p>کشانید</text:p>
          </table:table-cell>
          <table:table-cell office:value-type="string">
            <text:p>کشان</text:p>
          </table:table-cell>
          <table:table-cell table:number-columns-repeated="4"/>
        </table:table-row>
        <table:table-row table:style-name="ro1">
          <table:table-cell office:value-type="string">
            <text:p>کشاند</text:p>
          </table:table-cell>
          <table:table-cell office:value-type="string">
            <text:p>کشان</text:p>
          </table:table-cell>
          <table:table-cell table:number-columns-repeated="4"/>
        </table:table-row>
        <table:table-row table:style-name="ro1">
          <table:table-cell office:value-type="string">
            <text:p>کند</text:p>
          </table:table-cell>
          <table:table-cell office:value-type="string">
            <text:p>کن</text:p>
          </table:table-cell>
          <table:table-cell table:number-columns-repeated="4"/>
        </table:table-row>
        <table:table-row table:style-name="ro1">
          <table:table-cell office:value-type="string">
            <text:p>کوبانید</text:p>
          </table:table-cell>
          <table:table-cell office:value-type="string">
            <text:p>کوبان</text:p>
          </table:table-cell>
          <table:table-cell table:number-columns-repeated="4"/>
        </table:table-row>
        <table:table-row table:style-name="ro1">
          <table:table-cell office:value-type="string">
            <text:p>کوباند</text:p>
          </table:table-cell>
          <table:table-cell office:value-type="string">
            <text:p>کوبان</text:p>
          </table:table-cell>
          <table:table-cell table:number-columns-repeated="4"/>
        </table:table-row>
        <table:table-row table:style-name="ro1">
          <table:table-cell office:value-type="string">
            <text:p>کوبید</text:p>
          </table:table-cell>
          <table:table-cell office:value-type="string">
            <text:p>کوب</text:p>
          </table:table-cell>
          <table:table-cell table:number-columns-repeated="4"/>
        </table:table-row>
        <table:table-row table:style-name="ro1">
          <table:table-cell office:value-type="string">
            <text:p>کوفت</text:p>
          </table:table-cell>
          <table:table-cell office:value-type="string">
            <text:p>کوب</text:p>
          </table:table-cell>
          <table:table-cell table:number-columns-repeated="4"/>
        </table:table-row>
        <table:table-row table:style-name="ro1">
          <table:table-cell office:value-type="string">
            <text:p>گداخت</text:p>
          </table:table-cell>
          <table:table-cell office:value-type="string">
            <text:p>گداز</text:p>
          </table:table-cell>
          <table:table-cell table:number-columns-repeated="4"/>
        </table:table-row>
        <table:table-row table:style-name="ro1">
          <table:table-cell office:value-type="string">
            <text:p>گدازانید</text:p>
          </table:table-cell>
          <table:table-cell office:value-type="string">
            <text:p>گدازان</text:p>
          </table:table-cell>
          <table:table-cell table:number-columns-repeated="4"/>
        </table:table-row>
        <table:table-row table:style-name="ro1">
          <table:table-cell office:value-type="string">
            <text:p>گذازاند</text:p>
          </table:table-cell>
          <table:table-cell office:value-type="string">
            <text:p>گدازان</text:p>
          </table:table-cell>
          <table:table-cell table:number-columns-repeated="4"/>
        </table:table-row>
        <table:table-row table:style-name="ro1">
          <table:table-cell office:value-type="string">
            <text:p>گذاشت</text:p>
          </table:table-cell>
          <table:table-cell office:value-type="string">
            <text:p>گذار</text:p>
          </table:table-cell>
          <table:table-cell table:number-columns-repeated="4"/>
        </table:table-row>
        <table:table-row table:style-name="ro1">
          <table:table-cell office:value-type="string">
            <text:p>گذرانید</text:p>
          </table:table-cell>
          <table:table-cell office:value-type="string">
            <text:p>گذران</text:p>
          </table:table-cell>
          <table:table-cell table:number-columns-repeated="4"/>
        </table:table-row>
        <table:table-row table:style-name="ro1">
          <table:table-cell office:value-type="string">
            <text:p>گذراند</text:p>
          </table:table-cell>
          <table:table-cell office:value-type="string">
            <text:p>گذران</text:p>
          </table:table-cell>
          <table:table-cell table:number-columns-repeated="4"/>
        </table:table-row>
        <table:table-row table:style-name="ro1">
          <table:table-cell office:value-type="string">
            <text:p>گذشت</text:p>
          </table:table-cell>
          <table:table-cell office:value-type="string">
            <text:p>گذر</text:p>
          </table:table-cell>
          <table:table-cell table:number-columns-repeated="4"/>
        </table:table-row>
        <table:table-row table:style-name="ro1">
          <table:table-cell office:value-type="string">
            <text:p>گرفت</text:p>
          </table:table-cell>
          <table:table-cell office:value-type="string">
            <text:p>گیر</text:p>
          </table:table-cell>
          <table:table-cell table:number-columns-repeated="4"/>
        </table:table-row>
        <table:table-row table:style-name="ro1">
          <table:table-cell office:value-type="string">
            <text:p>گریخت</text:p>
          </table:table-cell>
          <table:table-cell office:value-type="string">
            <text:p>گریز</text:p>
          </table:table-cell>
          <table:table-cell table:number-columns-repeated="4"/>
        </table:table-row>
        <table:table-row table:style-name="ro1">
          <table:table-cell office:value-type="string">
            <text:p>گریست</text:p>
          </table:table-cell>
          <table:table-cell office:value-type="string">
            <text:p>گری</text:p>
          </table:table-cell>
          <table:table-cell table:number-columns-repeated="4"/>
        </table:table-row>
        <table:table-row table:style-name="ro1">
          <table:table-cell office:value-type="string">
            <text:p>گزارد</text:p>
          </table:table-cell>
          <table:table-cell office:value-type="string">
            <text:p>گزار</text:p>
          </table:table-cell>
          <table:table-cell table:number-columns-repeated="4"/>
        </table:table-row>
        <table:table-row table:style-name="ro1">
          <table:table-cell office:value-type="string">
            <text:p>گزاشت</text:p>
          </table:table-cell>
          <table:table-cell office:value-type="string">
            <text:p>گزار</text:p>
          </table:table-cell>
          <table:table-cell table:number-columns-repeated="4"/>
        </table:table-row>
        <table:table-row table:style-name="ro1">
          <table:table-cell office:value-type="string">
            <text:p>گشت</text:p>
          </table:table-cell>
          <table:table-cell office:value-type="string">
            <text:p>گرد</text:p>
          </table:table-cell>
          <table:table-cell table:number-columns-repeated="4"/>
        </table:table-row>
        <table:table-row table:style-name="ro1">
          <table:table-cell office:value-type="string">
            <text:p>گشود</text:p>
          </table:table-cell>
          <table:table-cell office:value-type="string">
            <text:p>گش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گفتن</text:p>
          </table:table-cell>
          <table:table-cell office:value-type="string">
            <text:p>گو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گماشت</text:p>
          </table:table-cell>
          <table:table-cell office:value-type="string">
            <text:p>گمار</text:p>
          </table:table-cell>
          <table:table-cell table:number-columns-repeated="4"/>
        </table:table-row>
        <table:table-row table:style-name="ro1">
          <table:table-cell office:value-type="string">
            <text:p>مالانید</text:p>
          </table:table-cell>
          <table:table-cell office:value-type="string">
            <text:p>مالان</text:p>
          </table:table-cell>
          <table:table-cell table:number-columns-repeated="4"/>
        </table:table-row>
        <table:table-row table:style-name="ro1">
          <table:table-cell office:value-type="string">
            <text:p>مالاند</text:p>
          </table:table-cell>
          <table:table-cell office:value-type="string">
            <text:p>مالان</text:p>
          </table:table-cell>
          <table:table-cell table:number-columns-repeated="4"/>
        </table:table-row>
        <table:table-row table:style-name="ro1">
          <table:table-cell office:value-type="string">
            <text:p>مالید</text:p>
          </table:table-cell>
          <table:table-cell office:value-type="string">
            <text:p>مال</text:p>
          </table:table-cell>
          <table:table-cell table:number-columns-repeated="4"/>
        </table:table-row>
        <table:table-row table:style-name="ro1">
          <table:table-cell office:value-type="string">
            <text:p>ماند</text:p>
          </table:table-cell>
          <table:table-cell office:value-type="string">
            <text:p>مان</text:p>
          </table:table-cell>
          <table:table-cell table:number-columns-repeated="4"/>
        </table:table-row>
        <table:table-row table:style-name="ro1">
          <table:table-cell office:value-type="string">
            <text:p>ماند</text:p>
          </table:table-cell>
          <table:table-cell office:value-type="string">
            <text:p>مان</text:p>
          </table:table-cell>
          <table:table-cell table:number-columns-repeated="4"/>
        </table:table-row>
        <table:table-row table:style-name="ro1">
          <table:table-cell office:value-type="string">
            <text:p>مانست</text:p>
          </table:table-cell>
          <table:table-cell office:value-type="string">
            <text:p>مان</text:p>
          </table:table-cell>
          <table:table-cell table:number-columns-repeated="4"/>
        </table:table-row>
        <table:table-row table:style-name="ro1">
          <table:table-cell office:value-type="string">
            <text:p>مرد</text:p>
          </table:table-cell>
          <table:table-cell office:value-type="string">
            <text:p>میر</text:p>
          </table:table-cell>
          <table:table-cell table:number-columns-repeated="4"/>
        </table:table-row>
        <table:table-row table:style-name="ro1">
          <table:table-cell office:value-type="string">
            <text:p>نازید</text:p>
          </table:table-cell>
          <table:table-cell office:value-type="string">
            <text:p>ناز</text:p>
          </table:table-cell>
          <table:table-cell table:number-columns-repeated="4"/>
        </table:table-row>
        <table:table-row table:style-name="ro1">
          <table:table-cell office:value-type="string">
            <text:p>نشاست</text:p>
          </table:table-cell>
          <table:table-cell office:value-type="string">
            <text:p>نشان</text:p>
          </table:table-cell>
          <table:table-cell table:number-columns-repeated="4"/>
        </table:table-row>
        <table:table-row table:style-name="ro1">
          <table:table-cell office:value-type="string">
            <text:p>نشانید</text:p>
          </table:table-cell>
          <table:table-cell office:value-type="string">
            <text:p>نشان</text:p>
          </table:table-cell>
          <table:table-cell table:number-columns-repeated="4"/>
        </table:table-row>
        <table:table-row table:style-name="ro1">
          <table:table-cell office:value-type="string">
            <text:p>نشاند</text:p>
          </table:table-cell>
          <table:table-cell office:value-type="string">
            <text:p>نشان</text:p>
          </table:table-cell>
          <table:table-cell table:number-columns-repeated="4"/>
        </table:table-row>
        <table:table-row table:style-name="ro1">
          <table:table-cell office:value-type="string">
            <text:p>نشست</text:p>
          </table:table-cell>
          <table:table-cell office:value-type="string">
            <text:p>نشین</text:p>
          </table:table-cell>
          <table:table-cell table:number-columns-repeated="4"/>
        </table:table-row>
        <table:table-row table:style-name="ro1">
          <table:table-cell office:value-type="string">
            <text:p>نگارید</text:p>
          </table:table-cell>
          <table:table-cell office:value-type="string">
            <text:p>نگار</text:p>
          </table:table-cell>
          <table:table-cell table:number-columns-repeated="4"/>
        </table:table-row>
        <table:table-row table:style-name="ro1">
          <table:table-cell office:value-type="string">
            <text:p>نگریست</text:p>
          </table:table-cell>
          <table:table-cell office:value-type="string">
            <text:p>نگر</text:p>
          </table:table-cell>
          <table:table-cell table:number-columns-repeated="4"/>
        </table:table-row>
        <table:table-row table:style-name="ro1">
          <table:table-cell office:value-type="string">
            <text:p>نمود</text:p>
          </table:table-cell>
          <table:table-cell office:value-type="string">
            <text:p>نما</text:p>
          </table:table-cell>
          <table:table-cell office:value-type="string">
            <text:p>ی</text:p>
          </table:table-cell>
          <table:table-cell table:number-columns-repeated="3"/>
        </table:table-row>
        <table:table-row table:style-name="ro1">
          <table:table-cell office:value-type="string">
            <text:p>نواخت</text:p>
          </table:table-cell>
          <table:table-cell office:value-type="string">
            <text:p>نواز</text:p>
          </table:table-cell>
          <table:table-cell table:number-columns-repeated="4"/>
        </table:table-row>
        <table:table-row table:style-name="ro1">
          <table:table-cell office:value-type="string">
            <text:p>نوازاند</text:p>
          </table:table-cell>
          <table:table-cell office:value-type="string">
            <text:p>نوازان</text:p>
          </table:table-cell>
          <table:table-cell table:number-columns-repeated="4"/>
        </table:table-row>
        <table:table-row table:style-name="ro1">
          <table:table-cell office:value-type="string">
            <text:p>نوشت</text:p>
          </table:table-cell>
          <table:table-cell office:value-type="string">
            <text:p>نویس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نوشاند</text:p>
          </table:table-cell>
          <table:table-cell office:value-type="string">
            <text:p>نوشان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نوشید</text:p>
          </table:table-cell>
          <table:table-cell office:value-type="string">
            <text:p>نوش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نهاد</text:p>
          </table:table-cell>
          <table:table-cell office:value-type="string">
            <text:p>نه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نهاند</text:p>
          </table:table-cell>
          <table:table-cell office:value-type="string">
            <text:p>نهان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نهفت</text:p>
          </table:table-cell>
          <table:table-cell table:number-columns-repeated="4"/>
        </table:table-row>
        <table:table-row table:style-name="ro1">
          <table:table-cell office:value-type="string">
            <text:p>نیوشاند</text:p>
          </table:table-cell>
          <table:table-cell office:value-type="string">
            <text:p>نیوشان</text:p>
          </table:table-cell>
          <table:table-cell table:number-columns-repeated="4"/>
        </table:table-row>
        <table:table-row table:style-name="ro1">
          <table:table-cell office:value-type="string">
            <text:p>نیوشید</text:p>
          </table:table-cell>
          <table:table-cell office:value-type="string">
            <text:p>نیوش</text:p>
          </table:table-cell>
          <table:table-cell table:number-columns-repeated="4"/>
        </table:table-row>
        <table:table-row table:style-name="ro1">
          <table:table-cell office:value-type="string">
            <text:p>هشت</text:p>
          </table:table-cell>
          <table:table-cell office:value-type="string">
            <text:p>هل</text:p>
          </table:table-cell>
          <table:table-cell table:number-columns-repeated="4"/>
        </table:table-row>
        <table:table-row table:style-name="ro1">
          <table:table-cell office:value-type="string">
            <text:p>یارید</text:p>
          </table:table-cell>
          <table:table-cell office:value-type="string">
            <text:p>یار</text:p>
          </table:table-cell>
          <table:table-cell table:number-columns-repeated="4"/>
        </table:table-row>
        <table:table-row table:style-name="ro1">
          <table:table-cell office:value-type="string">
            <text:p>یافت</text:p>
          </table:table-cell>
          <table:table-cell office:value-type="string">
            <text:p>یاب</text:p>
          </table:table-cell>
          <table:table-cell table:number-columns-repeated="4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 table:print="false">
        <table:table-column table:style-name="co1" table:number-columns-repeated="256" table:default-cell-style-name="ce1"/>
        <table:table-row table:style-name="ro1">
          <table:table-cell table:style-name="ce2" office:value-type="string">
            <text:p>آزمود</text:p>
          </table:table-cell>
          <table:table-cell table:style-name="ce2" office:value-type="string">
            <text:p>آزما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فتاد</text:p>
          </table:table-cell>
          <table:table-cell table:style-name="ce2" office:value-type="string">
            <text:p>افت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فراشت</text:p>
          </table:table-cell>
          <table:table-cell table:style-name="ce2" office:value-type="string">
            <text:p>افراز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فروخت</text:p>
          </table:table-cell>
          <table:table-cell table:style-name="ce2" office:value-type="string">
            <text:p>افروز</text:p>
          </table:table-cell>
          <table:table-cell table:style-name="ce2" table:number-columns-repeated="2"/>
          <table:table-cell table:style-name="ce4"/>
          <table:table-cell table:style-name="ce2" table:number-columns-repeated="251"/>
        </table:table-row>
        <table:table-row table:style-name="ro1">
          <table:table-cell table:style-name="ce2" office:value-type="string">
            <text:p>افروزان</text:p>
          </table:table-cell>
          <table:table-cell table:style-name="ce2" table:number-columns-repeated="3"/>
          <table:table-cell table:style-name="ce4"/>
          <table:table-cell table:style-name="ce5" office:value-type="string" table:number-columns-spanned="8" table:number-rows-spanned="3">
            <text:p>These vowel-begining verbs aren't many and have some anomolies that <text:s/>they 'd better treated just in main file.</text:p>
          </table:table-cell>
          <table:covered-table-cell table:number-columns-repeated="7" table:style-name="ce2"/>
          <table:table-cell table:style-name="ce2" table:number-columns-repeated="243"/>
        </table:table-row>
        <table:table-row table:style-name="ro1">
          <table:table-cell table:style-name="ce2" office:value-type="string">
            <text:p>افروزاند</text:p>
          </table:table-cell>
          <table:table-cell table:style-name="ce2" office:value-type="string">
            <text:p>افروزان</text:p>
          </table:table-cell>
          <table:table-cell table:style-name="ce2" table:number-columns-repeated="2"/>
          <table:table-cell table:style-name="ce4"/>
          <table:covered-table-cell table:number-columns-repeated="8" table:style-name="ce2"/>
          <table:table-cell table:style-name="ce2" table:number-columns-repeated="243"/>
        </table:table-row>
        <table:table-row table:style-name="ro1">
          <table:table-cell table:style-name="ce2" office:value-type="string">
            <text:p>افزود</text:p>
          </table:table-cell>
          <table:table-cell table:style-name="ce2" office:value-type="string">
            <text:p>افزا</text:p>
          </table:table-cell>
          <table:table-cell table:style-name="ce2" table:number-columns-repeated="3"/>
          <table:covered-table-cell table:number-columns-repeated="8" table:style-name="ce2"/>
          <table:table-cell table:style-name="ce2" table:number-columns-repeated="243"/>
        </table:table-row>
        <table:table-row table:style-name="ro1">
          <table:table-cell table:style-name="ce2" office:value-type="string">
            <text:p>افشرد</text:p>
          </table:table-cell>
          <table:table-cell table:style-name="ce2" office:value-type="string">
            <text:p>افشر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فکند</text:p>
          </table:table-cell>
          <table:table-cell table:style-name="ce2" office:value-type="string">
            <text:p>افکن</text:p>
          </table:table-cell>
          <table:table-cell table:style-name="ce2" table:number-columns-repeated="254"/>
        </table:table-row>
        <table:table-row table:style-name="ro1">
          <table:table-cell table:style-name="ce3" office:value-type="string">
            <text:p>انباشت</text:p>
          </table:table-cell>
          <table:table-cell table:style-name="ce2" office:value-type="string">
            <text:p>انبار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نداخت</text:p>
          </table:table-cell>
          <table:table-cell table:style-name="ce2" office:value-type="string">
            <text:p>انداز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ندوخت</text:p>
          </table:table-cell>
          <table:table-cell table:style-name="ce2" office:value-type="string">
            <text:p>اندوز</text:p>
          </table:table-cell>
          <table:table-cell table:style-name="ce2" table:number-columns-repeated="2"/>
          <table:table-cell table:style-name="ce4"/>
          <table:table-cell table:style-name="ce2" table:number-columns-repeated="251"/>
        </table:table-row>
        <table:table-row table:style-name="ro1">
          <table:table-cell table:style-name="ce2" office:value-type="string">
            <text:p>اندود</text:p>
          </table:table-cell>
          <table:table-cell table:style-name="ce2" table:number-columns-repeated="255"/>
        </table:table-row>
        <table:table-row table:style-name="ro1">
          <table:table-cell table:style-name="ce2" office:value-type="string">
            <text:p>اندوزان</text:p>
          </table:table-cell>
          <table:table-cell table:style-name="ce2" table:number-columns-repeated="3"/>
          <table:table-cell table:style-name="ce4"/>
          <table:table-cell table:style-name="ce2" table:number-columns-repeated="251"/>
        </table:table-row>
        <table:table-row table:style-name="ro1">
          <table:table-cell table:style-name="ce2" office:value-type="string">
            <text:p>اندوزاند</text:p>
          </table:table-cell>
          <table:table-cell table:style-name="ce2" office:value-type="string">
            <text:p>اندوزان</text:p>
          </table:table-cell>
          <table:table-cell table:style-name="ce2" table:number-columns-repeated="2"/>
          <table:table-cell table:style-name="ce4"/>
          <table:table-cell table:style-name="ce2" table:number-columns-repeated="251"/>
        </table:table-row>
        <table:table-row table:style-name="ro1">
          <table:table-cell table:style-name="ce2" office:value-type="string">
            <text:p>انگاشت</text:p>
          </table:table-cell>
          <table:table-cell table:style-name="ce2" office:value-type="string">
            <text:p>انگار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نگیخت</text:p>
          </table:table-cell>
          <table:table-cell table:style-name="ce2" office:value-type="string">
            <text:p>انگیز</text:p>
          </table:table-cell>
          <table:table-cell table:style-name="ce2" table:number-columns-repeated="254"/>
        </table:table-row>
        <table:table-row table:style-name="ro1">
          <table:table-cell table:style-name="ce2" office:value-type="string">
            <text:p>ایستاد</text:p>
          </table:table-cell>
          <table:table-cell table:style-name="ce2" office:value-type="string">
            <text:p>ایست</text:p>
          </table:table-cell>
          <table:table-cell table:style-name="ce2" table:number-columns-repeated="2"/>
          <table:table-cell table:style-name="ce4"/>
          <table:table-cell table:style-name="ce2" table:number-columns-repeated="251"/>
        </table:table-row>
        <table:table-row table:style-name="ro1">
          <table:table-cell table:style-name="ce2" office:value-type="string">
            <text:p>ایستان</text:p>
          </table:table-cell>
          <table:table-cell table:style-name="ce2" table:number-columns-repeated="3"/>
          <table:table-cell table:style-name="ce4"/>
          <table:table-cell table:style-name="ce2" table:number-columns-repeated="251"/>
        </table:table-row>
        <table:table-row table:style-name="ro1">
          <table:table-cell table:style-name="ce2" office:value-type="string">
            <text:p>ایستاند</text:p>
          </table:table-cell>
          <table:table-cell table:style-name="ce2" office:value-type="string">
            <text:p>ایستان</text:p>
          </table:table-cell>
          <table:table-cell table:style-name="ce2" table:number-columns-repeated="2"/>
          <table:table-cell table:style-name="ce4"/>
          <table:table-cell table:style-name="ce2" table:number-columns-repeated="251"/>
        </table:table-row>
        <table:table-row table:style-name="ro1">
          <table:table-cell office:value-type="string">
            <text:p>باخت</text:p>
          </table:table-cell>
          <table:table-cell office:value-type="string">
            <text:p>باز</text:p>
          </table:table-cell>
          <table:table-cell table:number-columns-repeated="254"/>
        </table:table-row>
        <table:table-row table:style-name="ro1">
          <table:table-cell office:value-type="string">
            <text:p>بافاند</text:p>
          </table:table-cell>
          <table:table-cell office:value-type="string">
            <text:p>بافان</text:p>
          </table:table-cell>
          <table:table-cell table:number-columns-repeated="254"/>
        </table:table-row>
        <table:table-row table:style-name="ro1">
          <table:table-cell office:value-type="string">
            <text:p>بافت</text:p>
          </table:table-cell>
          <table:table-cell office:value-type="string">
            <text:p>باف</text:p>
          </table:table-cell>
          <table:table-cell table:number-columns-repeated="254"/>
        </table:table-row>
        <table:table-row table:style-name="ro1">
          <table:table-cell office:value-type="string">
            <text:p>بافید</text:p>
          </table:table-cell>
          <table:table-cell office:value-type="string">
            <text:p>باف</text:p>
          </table:table-cell>
          <table:table-cell table:number-columns-repeated="254"/>
        </table:table-row>
        <table:table-row table:style-name="ro1">
          <table:table-cell office:value-type="string">
            <text:p>بخشید</text:p>
          </table:table-cell>
          <table:table-cell office:value-type="string">
            <text:p>بخش</text:p>
          </table:table-cell>
          <table:table-cell table:number-columns-repeated="254"/>
        </table:table-row>
        <table:table-row table:style-name="ro1">
          <table:table-cell office:value-type="string">
            <text:p>برید</text:p>
          </table:table-cell>
          <table:table-cell office:value-type="string">
            <text:p>بر</text:p>
          </table:table-cell>
          <table:table-cell table:number-columns-repeated="254"/>
        </table:table-row>
        <table:table-row table:style-name="ro1">
          <table:table-cell office:value-type="string">
            <text:p>براند</text:p>
          </table:table-cell>
          <table:table-cell office:value-type="string">
            <text:p>بران</text:p>
          </table:table-cell>
          <table:table-cell table:number-columns-repeated="254"/>
        </table:table-row>
        <table:table-row table:style-name="ro1">
          <table:table-cell office:value-type="string">
            <text:p>براند</text:p>
          </table:table-cell>
          <table:table-cell office:value-type="string">
            <text:p>بران</text:p>
          </table:table-cell>
          <table:table-cell table:number-columns-repeated="254"/>
        </table:table-row>
        <table:table-row table:style-name="ro1">
          <table:table-cell office:value-type="string">
            <text:p>برد</text:p>
          </table:table-cell>
          <table:table-cell office:value-type="string">
            <text:p>بر</text:p>
          </table:table-cell>
          <table:table-cell table:number-columns-repeated="254"/>
        </table:table-row>
        <table:table-row table:style-name="ro1">
          <table:table-cell office:value-type="string">
            <text:p>بست</text:p>
          </table:table-cell>
          <table:table-cell office:value-type="string">
            <text:p>بند</text:p>
          </table:table-cell>
          <table:table-cell table:number-columns-repeated="254"/>
        </table:table-row>
        <table:table-row table:style-name="ro1">
          <table:table-cell office:value-type="string">
            <text:p>بیخت</text:p>
          </table:table-cell>
          <table:table-cell office:value-type="string">
            <text:p>بیز</text:p>
          </table:table-cell>
          <table:table-cell table:number-columns-repeated="254"/>
        </table:table-row>
        <table:table-row table:style-name="ro1">
          <table:table-cell office:value-type="string">
            <text:p>بیزید</text:p>
          </table:table-cell>
          <table:table-cell office:value-type="string">
            <text:p>بیز</text:p>
          </table:table-cell>
          <table:table-cell table:number-columns-repeated="254"/>
        </table:table-row>
        <table:table-row table:style-name="ro1">
          <table:table-cell office:value-type="string">
            <text:p>پالود</text:p>
          </table:table-cell>
          <table:table-cell office:value-type="string">
            <text:p>پالا‍</text:p>
          </table:table-cell>
          <table:table-cell office:value-type="string">
            <text:p>د</text:p>
          </table:table-cell>
          <table:table-cell table:number-columns-repeated="253"/>
        </table:table-row>
        <table:table-row table:style-name="ro1">
          <table:table-cell office:value-type="string">
            <text:p>پخت</text:p>
          </table:table-cell>
          <table:table-cell office:value-type="string">
            <text:p>پز</text:p>
          </table:table-cell>
          <table:table-cell table:number-columns-repeated="254"/>
        </table:table-row>
        <table:table-row table:style-name="ro1">
          <table:table-cell office:value-type="string">
            <text:p>پذیرفت</text:p>
          </table:table-cell>
          <table:table-cell office:value-type="string">
            <text:p>پذیر</text:p>
          </table:table-cell>
          <table:table-cell table:number-columns-repeated="254"/>
        </table:table-row>
        <table:table-row table:style-name="ro1">
          <table:table-cell office:value-type="string">
            <text:p>پرید</text:p>
          </table:table-cell>
          <table:table-cell office:value-type="string">
            <text:p>پر</text:p>
          </table:table-cell>
          <table:table-cell table:number-columns-repeated="254"/>
        </table:table-row>
        <table:table-row table:style-name="ro1">
          <table:table-cell office:value-type="string">
            <text:p>پراکند</text:p>
          </table:table-cell>
          <table:table-cell office:value-type="string">
            <text:p>پراکن</text:p>
          </table:table-cell>
          <table:table-cell table:number-columns-repeated="254"/>
        </table:table-row>
        <table:table-row table:style-name="ro1">
          <table:table-cell office:value-type="string">
            <text:p>پراند</text:p>
          </table:table-cell>
          <table:table-cell office:value-type="string">
            <text:p>پران</text:p>
          </table:table-cell>
          <table:table-cell table:number-columns-repeated="254"/>
        </table:table-row>
        <table:table-row table:style-name="ro1">
          <table:table-cell office:value-type="string">
            <text:p>پرانید</text:p>
          </table:table-cell>
          <table:table-cell office:value-type="string">
            <text:p>پران</text:p>
          </table:table-cell>
          <table:table-cell table:number-columns-repeated="254"/>
        </table:table-row>
        <table:table-row table:style-name="ro1">
          <table:table-cell office:value-type="string">
            <text:p>پراند</text:p>
          </table:table-cell>
          <table:table-cell office:value-type="string">
            <text:p>پران</text:p>
          </table:table-cell>
          <table:table-cell table:number-columns-repeated="254"/>
        </table:table-row>
        <table:table-row table:style-name="ro1">
          <table:table-cell office:value-type="string">
            <text:p>پرداخت</text:p>
          </table:table-cell>
          <table:table-cell office:value-type="string">
            <text:p>پرداز</text:p>
          </table:table-cell>
          <table:table-cell table:number-columns-repeated="254"/>
        </table:table-row>
        <table:table-row table:style-name="ro1">
          <table:table-cell office:value-type="string">
            <text:p>پرورید</text:p>
          </table:table-cell>
          <table:table-cell office:value-type="string">
            <text:p>پرور</text:p>
          </table:table-cell>
          <table:table-cell table:number-columns-repeated="254"/>
        </table:table-row>
        <table:table-row table:style-name="ro1">
          <table:table-cell office:value-type="string">
            <text:p>پرورانید</text:p>
          </table:table-cell>
          <table:table-cell office:value-type="string">
            <text:p>پروران</text:p>
          </table:table-cell>
          <table:table-cell table:number-columns-repeated="254"/>
        </table:table-row>
        <table:table-row table:style-name="ro1">
          <table:table-cell office:value-type="string">
            <text:p>پروراند</text:p>
          </table:table-cell>
          <table:table-cell office:value-type="string">
            <text:p>پروران</text:p>
          </table:table-cell>
          <table:table-cell table:number-columns-repeated="254"/>
        </table:table-row>
        <table:table-row table:style-name="ro1">
          <table:table-cell office:value-type="string">
            <text:p>پرورد</text:p>
          </table:table-cell>
          <table:table-cell office:value-type="string">
            <text:p>پرور</text:p>
          </table:table-cell>
          <table:table-cell table:number-columns-repeated="254"/>
        </table:table-row>
        <table:table-row table:style-name="ro1">
          <table:table-cell office:value-type="string">
            <text:p>پزانید</text:p>
          </table:table-cell>
          <table:table-cell office:value-type="string">
            <text:p>پزان</text:p>
          </table:table-cell>
          <table:table-cell table:number-columns-repeated="254"/>
        </table:table-row>
        <table:table-row table:style-name="ro1">
          <table:table-cell office:value-type="string">
            <text:p>پزاند</text:p>
          </table:table-cell>
          <table:table-cell office:value-type="string">
            <text:p>پزان</text:p>
          </table:table-cell>
          <table:table-cell table:number-columns-repeated="254"/>
        </table:table-row>
        <table:table-row table:style-name="ro1">
          <table:table-cell office:value-type="string">
            <text:p>پنداشت</text:p>
          </table:table-cell>
          <table:table-cell office:value-type="string">
            <text:p>پندار</text:p>
          </table:table-cell>
          <table:table-cell table:number-columns-repeated="254"/>
        </table:table-row>
        <table:table-row table:style-name="ro1">
          <table:table-cell office:value-type="string">
            <text:p>پوشاند</text:p>
          </table:table-cell>
          <table:table-cell office:value-type="string">
            <text:p>پوشان</text:p>
          </table:table-cell>
          <table:table-cell table:number-columns-repeated="254"/>
        </table:table-row>
        <table:table-row table:style-name="ro1">
          <table:table-cell office:value-type="string">
            <text:p>پوشانید</text:p>
          </table:table-cell>
          <table:table-cell office:value-type="string">
            <text:p>پوشان</text:p>
          </table:table-cell>
          <table:table-cell table:number-columns-repeated="254"/>
        </table:table-row>
        <table:table-row table:style-name="ro1">
          <table:table-cell office:value-type="string">
            <text:p>پوشید</text:p>
          </table:table-cell>
          <table:table-cell office:value-type="string">
            <text:p>پوش</text:p>
          </table:table-cell>
          <table:table-cell table:number-columns-repeated="254"/>
        </table:table-row>
        <table:table-row table:style-name="ro1">
          <table:table-cell office:value-type="string">
            <text:p>پیمایید</text:p>
          </table:table-cell>
          <table:table-cell office:value-type="string">
            <text:p>پیم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پیمود</text:p>
          </table:table-cell>
          <table:table-cell office:value-type="string">
            <text:p>پیم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پیوست</text:p>
          </table:table-cell>
          <table:table-cell office:value-type="string">
            <text:p>پیوند</text:p>
          </table:table-cell>
          <table:table-cell table:number-columns-repeated="254"/>
        </table:table-row>
        <table:table-row table:style-name="ro1">
          <table:table-cell office:value-type="string">
            <text:p>تاباند</text:p>
          </table:table-cell>
          <table:table-cell office:value-type="string">
            <text:p>تابان</text:p>
          </table:table-cell>
          <table:table-cell table:number-columns-repeated="254"/>
        </table:table-row>
        <table:table-row table:style-name="ro1">
          <table:table-cell office:value-type="string">
            <text:p>تابید</text:p>
          </table:table-cell>
          <table:table-cell office:value-type="string">
            <text:p>تاب</text:p>
          </table:table-cell>
          <table:table-cell table:number-columns-repeated="254"/>
        </table:table-row>
        <table:table-row table:style-name="ro1">
          <table:table-cell office:value-type="string">
            <text:p>تاخت</text:p>
          </table:table-cell>
          <table:table-cell office:value-type="string">
            <text:p>تاز</text:p>
          </table:table-cell>
          <table:table-cell table:number-columns-repeated="254"/>
        </table:table-row>
        <table:table-row table:style-name="ro1">
          <table:table-cell office:value-type="string">
            <text:p>تازانید</text:p>
          </table:table-cell>
          <table:table-cell office:value-type="string">
            <text:p>تازان</text:p>
          </table:table-cell>
          <table:table-cell table:number-columns-repeated="254"/>
        </table:table-row>
        <table:table-row table:style-name="ro1">
          <table:table-cell office:value-type="string">
            <text:p>تازاند</text:p>
          </table:table-cell>
          <table:table-cell office:value-type="string">
            <text:p>تازان</text:p>
          </table:table-cell>
          <table:table-cell table:number-columns-repeated="254"/>
        </table:table-row>
        <table:table-row table:style-name="ro1">
          <table:table-cell office:value-type="string">
            <text:p>تافت</text:p>
          </table:table-cell>
          <table:table-cell office:value-type="string">
            <text:p>تاف</text:p>
          </table:table-cell>
          <table:table-cell table:number-columns-repeated="254"/>
        </table:table-row>
        <table:table-row table:style-name="ro1">
          <table:table-cell office:value-type="string">
            <text:p>تپید</text:p>
          </table:table-cell>
          <table:table-cell office:value-type="string">
            <text:p>تپ</text:p>
          </table:table-cell>
          <table:table-cell table:number-columns-repeated="254"/>
        </table:table-row>
        <table:table-row table:style-name="ro1">
          <table:table-cell office:value-type="string">
            <text:p>تپانید</text:p>
          </table:table-cell>
          <table:table-cell office:value-type="string">
            <text:p>تپان</text:p>
          </table:table-cell>
          <table:table-cell table:number-columns-repeated="254"/>
        </table:table-row>
        <table:table-row table:style-name="ro1">
          <table:table-cell office:value-type="string">
            <text:p>تپاند</text:p>
          </table:table-cell>
          <table:table-cell office:value-type="string">
            <text:p>تپان</text:p>
          </table:table-cell>
          <table:table-cell table:number-columns-repeated="254"/>
        </table:table-row>
        <table:table-row table:style-name="ro1">
          <table:table-cell office:value-type="string">
            <text:p>توانست</text:p>
          </table:table-cell>
          <table:table-cell office:value-type="string">
            <text:p>توان</text:p>
          </table:table-cell>
          <table:table-cell table:number-columns-repeated="254"/>
        </table:table-row>
        <table:table-row table:style-name="ro1">
          <table:table-cell office:value-type="string">
            <text:p>چید</text:p>
          </table:table-cell>
          <table:table-cell office:value-type="string">
            <text:p>چین</text:p>
          </table:table-cell>
          <table:table-cell table:number-columns-repeated="254"/>
        </table:table-row>
        <table:table-row table:style-name="ro1">
          <table:table-cell office:value-type="string">
            <text:p>خاست</text:p>
          </table:table-cell>
          <table:table-cell office:value-type="string">
            <text:p>خیز</text:p>
          </table:table-cell>
          <table:table-cell table:number-columns-repeated="254"/>
        </table:table-row>
        <table:table-row table:style-name="ro1">
          <table:table-cell office:value-type="string">
            <text:p>خرید</text:p>
          </table:table-cell>
          <table:table-cell office:value-type="string">
            <text:p>خر</text:p>
          </table:table-cell>
          <table:table-cell table:number-columns-repeated="254"/>
        </table:table-row>
        <table:table-row table:style-name="ro1">
          <table:table-cell office:value-type="string">
            <text:p>خوابانید</text:p>
          </table:table-cell>
          <table:table-cell office:value-type="string">
            <text:p>خوابان</text:p>
          </table:table-cell>
          <table:table-cell table:number-columns-repeated="254"/>
        </table:table-row>
        <table:table-row table:style-name="ro1">
          <table:table-cell office:value-type="string">
            <text:p>خواباند</text:p>
          </table:table-cell>
          <table:table-cell office:value-type="string">
            <text:p>خوابان</text:p>
          </table:table-cell>
          <table:table-cell table:number-columns-repeated="254"/>
        </table:table-row>
        <table:table-row table:style-name="ro1">
          <table:table-cell office:value-type="string">
            <text:p>خوابید</text:p>
          </table:table-cell>
          <table:table-cell office:value-type="string">
            <text:p>خواب</text:p>
          </table:table-cell>
          <table:table-cell table:number-columns-repeated="254"/>
        </table:table-row>
        <table:table-row table:style-name="ro1">
          <table:table-cell office:value-type="string">
            <text:p>خواست</text:p>
          </table:table-cell>
          <table:table-cell office:value-type="string">
            <text:p>خواه</text:p>
          </table:table-cell>
          <table:table-cell table:number-columns-repeated="254"/>
        </table:table-row>
        <table:table-row table:style-name="ro1">
          <table:table-cell office:value-type="string">
            <text:p>خواند</text:p>
          </table:table-cell>
          <table:table-cell office:value-type="string">
            <text:p>خوان</text:p>
          </table:table-cell>
          <table:table-cell table:number-columns-repeated="254"/>
        </table:table-row>
        <table:table-row table:style-name="ro1">
          <table:table-cell office:value-type="string">
            <text:p>خوراند</text:p>
          </table:table-cell>
          <table:table-cell office:value-type="string">
            <text:p>خوران</text:p>
          </table:table-cell>
          <table:table-cell table:number-columns-repeated="254"/>
        </table:table-row>
        <table:table-row table:style-name="ro1">
          <table:table-cell office:value-type="string">
            <text:p>خورانید</text:p>
          </table:table-cell>
          <table:table-cell office:value-type="string">
            <text:p>خوران</text:p>
          </table:table-cell>
          <table:table-cell table:number-columns-repeated="254"/>
        </table:table-row>
        <table:table-row table:style-name="ro1">
          <table:table-cell office:value-type="string">
            <text:p>خورد</text:p>
          </table:table-cell>
          <table:table-cell office:value-type="string">
            <text:p>خور</text:p>
          </table:table-cell>
          <table:table-cell table:number-columns-repeated="254"/>
        </table:table-row>
        <table:table-row table:style-name="ro1">
          <table:table-cell office:value-type="string">
            <text:p>خیزانید</text:p>
          </table:table-cell>
          <table:table-cell office:value-type="string">
            <text:p>خیزان</text:p>
          </table:table-cell>
          <table:table-cell table:number-columns-repeated="254"/>
        </table:table-row>
        <table:table-row table:style-name="ro1">
          <table:table-cell office:value-type="string">
            <text:p>خیزاند</text:p>
          </table:table-cell>
          <table:table-cell office:value-type="string">
            <text:p>خیزان</text:p>
          </table:table-cell>
          <table:table-cell table:number-columns-repeated="254"/>
        </table:table-row>
        <table:table-row table:style-name="ro1">
          <table:table-cell office:value-type="string">
            <text:p>خیزید</text:p>
          </table:table-cell>
          <table:table-cell office:value-type="string">
            <text:p>خیز</text:p>
          </table:table-cell>
          <table:table-cell table:number-columns-repeated="254"/>
        </table:table-row>
        <table:table-row table:style-name="ro1">
          <table:table-cell office:value-type="string">
            <text:p>داد</text:p>
          </table:table-cell>
          <table:table-cell office:value-type="string">
            <text:p>ده</text:p>
          </table:table-cell>
          <table:table-cell table:number-columns-repeated="254"/>
        </table:table-row>
        <table:table-row table:style-name="ro1">
          <table:table-cell office:value-type="string">
            <text:p>دانست</text:p>
          </table:table-cell>
          <table:table-cell office:value-type="string">
            <text:p>دان</text:p>
          </table:table-cell>
          <table:table-cell table:number-columns-repeated="254"/>
        </table:table-row>
        <table:table-row table:style-name="ro1">
          <table:table-cell office:value-type="string">
            <text:p>درانید</text:p>
          </table:table-cell>
          <table:table-cell office:value-type="string">
            <text:p>دران</text:p>
          </table:table-cell>
          <table:table-cell table:number-columns-repeated="254"/>
        </table:table-row>
        <table:table-row table:style-name="ro1">
          <table:table-cell office:value-type="string">
            <text:p>دراند</text:p>
          </table:table-cell>
          <table:table-cell office:value-type="string">
            <text:p>دران</text:p>
          </table:table-cell>
          <table:table-cell table:number-columns-repeated="254"/>
        </table:table-row>
        <table:table-row table:style-name="ro1">
          <table:table-cell office:value-type="string">
            <text:p>درید</text:p>
          </table:table-cell>
          <table:table-cell office:value-type="string">
            <text:p>در</text:p>
          </table:table-cell>
          <table:table-cell table:number-columns-repeated="254"/>
        </table:table-row>
        <table:table-row table:style-name="ro1">
          <table:table-cell office:value-type="string">
            <text:p>رانید</text:p>
          </table:table-cell>
          <table:table-cell office:value-type="string">
            <text:p>ران</text:p>
          </table:table-cell>
          <table:table-cell table:number-columns-repeated="254"/>
        </table:table-row>
        <table:table-row table:style-name="ro1">
          <table:table-cell office:value-type="string">
            <text:p>راند</text:p>
          </table:table-cell>
          <table:table-cell office:value-type="string">
            <text:p>ران</text:p>
          </table:table-cell>
          <table:table-cell table:number-columns-repeated="254"/>
        </table:table-row>
        <table:table-row table:style-name="ro1">
          <table:table-cell office:value-type="string">
            <text:p>ربود</text:p>
          </table:table-cell>
          <table:table-cell office:value-type="string">
            <text:p>رب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رسید</text:p>
          </table:table-cell>
          <table:table-cell office:value-type="string">
            <text:p>رس</text:p>
          </table:table-cell>
          <table:table-cell table:number-columns-repeated="254"/>
        </table:table-row>
        <table:table-row table:style-name="ro1">
          <table:table-cell office:value-type="string">
            <text:p>رشت</text:p>
          </table:table-cell>
          <table:table-cell office:value-type="string">
            <text:p>ریس</text:p>
          </table:table-cell>
          <table:table-cell table:number-columns-repeated="254"/>
        </table:table-row>
        <table:table-row table:style-name="ro1">
          <table:table-cell office:value-type="string">
            <text:p>رفت</text:p>
          </table:table-cell>
          <table:table-cell office:value-type="string">
            <text:p>رو</text:p>
          </table:table-cell>
          <table:table-cell table:number-columns-repeated="254"/>
        </table:table-row>
        <table:table-row table:style-name="ro1">
          <table:table-cell office:value-type="string">
            <text:p>رنجانید</text:p>
          </table:table-cell>
          <table:table-cell office:value-type="string">
            <text:p>رنجان</text:p>
          </table:table-cell>
          <table:table-cell table:number-columns-repeated="254"/>
        </table:table-row>
        <table:table-row table:style-name="ro1">
          <table:table-cell office:value-type="string">
            <text:p>رنجاند</text:p>
          </table:table-cell>
          <table:table-cell office:value-type="string">
            <text:p>رنجان</text:p>
          </table:table-cell>
          <table:table-cell table:number-columns-repeated="254"/>
        </table:table-row>
        <table:table-row table:style-name="ro1">
          <table:table-cell office:value-type="string">
            <text:p>رنجید</text:p>
          </table:table-cell>
          <table:table-cell office:value-type="string">
            <text:p>رنج</text:p>
          </table:table-cell>
          <table:table-cell table:number-columns-repeated="254"/>
        </table:table-row>
        <table:table-row table:style-name="ro1">
          <table:table-cell office:value-type="string">
            <text:p>ریخت</text:p>
          </table:table-cell>
          <table:table-cell office:value-type="string">
            <text:p>ریز</text:p>
          </table:table-cell>
          <table:table-cell table:number-columns-repeated="254"/>
        </table:table-row>
        <table:table-row table:style-name="ro1">
          <table:table-cell office:value-type="string">
            <text:p>ریزانید</text:p>
          </table:table-cell>
          <table:table-cell office:value-type="string">
            <text:p>ریزان</text:p>
          </table:table-cell>
          <table:table-cell table:number-columns-repeated="254"/>
        </table:table-row>
        <table:table-row table:style-name="ro1">
          <table:table-cell office:value-type="string">
            <text:p>ریزاند</text:p>
          </table:table-cell>
          <table:table-cell office:value-type="string">
            <text:p>ریزان</text:p>
          </table:table-cell>
          <table:table-cell table:number-columns-repeated="254"/>
        </table:table-row>
        <table:table-row table:style-name="ro1">
          <table:table-cell office:value-type="string">
            <text:p>ریسید</text:p>
          </table:table-cell>
          <table:table-cell office:value-type="string">
            <text:p>ریس</text:p>
          </table:table-cell>
          <table:table-cell table:number-columns-repeated="254"/>
        </table:table-row>
        <table:table-row table:style-name="ro1">
          <table:table-cell office:value-type="string">
            <text:p>زاد</text:p>
          </table:table-cell>
          <table:table-cell office:value-type="string">
            <text:p>ز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زایاند</text:p>
          </table:table-cell>
          <table:table-cell office:value-type="string">
            <text:p>زایان</text:p>
          </table:table-cell>
          <table:table-cell table:number-columns-repeated="254"/>
        </table:table-row>
        <table:table-row table:style-name="ro1">
          <table:table-cell office:value-type="string">
            <text:p>زایید</text:p>
          </table:table-cell>
          <table:table-cell office:value-type="string">
            <text:p>ز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زد</text:p>
          </table:table-cell>
          <table:table-cell office:value-type="string">
            <text:p>زن</text:p>
          </table:table-cell>
          <table:table-cell table:number-columns-repeated="254"/>
        </table:table-row>
        <table:table-row table:style-name="ro1">
          <table:table-cell office:value-type="string">
            <text:p>زدود</text:p>
          </table:table-cell>
          <table:table-cell office:value-type="string">
            <text:p>زد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زید</text:p>
          </table:table-cell>
          <table:table-cell office:value-type="string">
            <text:p>زی</text:p>
          </table:table-cell>
          <table:table-cell table:number-columns-repeated="254"/>
        </table:table-row>
        <table:table-row table:style-name="ro1">
          <table:table-cell office:value-type="string">
            <text:p>زیست</text:p>
          </table:table-cell>
          <table:table-cell office:value-type="string">
            <text:p>زی</text:p>
          </table:table-cell>
          <table:table-cell table:number-columns-repeated="254"/>
        </table:table-row>
        <table:table-row table:style-name="ro1">
          <table:table-cell office:value-type="string">
            <text:p>ساخت</text:p>
          </table:table-cell>
          <table:table-cell office:value-type="string">
            <text:p>ساز</text:p>
          </table:table-cell>
          <table:table-cell table:number-columns-repeated="254"/>
        </table:table-row>
        <table:table-row table:style-name="ro1">
          <table:table-cell office:value-type="string">
            <text:p>سپرد</text:p>
          </table:table-cell>
          <table:table-cell office:value-type="string">
            <text:p>سپر</text:p>
          </table:table-cell>
          <table:table-cell table:number-columns-repeated="254"/>
        </table:table-row>
        <table:table-row table:style-name="ro1">
          <table:table-cell office:value-type="string">
            <text:p>ستانید</text:p>
          </table:table-cell>
          <table:table-cell office:value-type="string">
            <text:p>ستان</text:p>
          </table:table-cell>
          <table:table-cell table:number-columns-repeated="254"/>
        </table:table-row>
        <table:table-row table:style-name="ro1">
          <table:table-cell office:value-type="string">
            <text:p>ستاند</text:p>
          </table:table-cell>
          <table:table-cell office:value-type="string">
            <text:p>ستان</text:p>
          </table:table-cell>
          <table:table-cell table:number-columns-repeated="254"/>
        </table:table-row>
        <table:table-row table:style-name="ro1">
          <table:table-cell office:value-type="string">
            <text:p>ستود</text:p>
          </table:table-cell>
          <table:table-cell office:value-type="string">
            <text:p>ست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سرایید</text:p>
          </table:table-cell>
          <table:table-cell office:value-type="string">
            <text:p>سر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سرشت</text:p>
          </table:table-cell>
          <table:table-cell office:value-type="string">
            <text:p>سریشیدن</text:p>
          </table:table-cell>
          <table:table-cell table:number-columns-repeated="254"/>
        </table:table-row>
        <table:table-row table:style-name="ro1">
          <table:table-cell office:value-type="string">
            <text:p>سرود</text:p>
          </table:table-cell>
          <table:table-cell office:value-type="string">
            <text:p>سرا</text:p>
          </table:table-cell>
          <table:table-cell table:number-columns-repeated="254"/>
        </table:table-row>
        <table:table-row table:style-name="ro1">
          <table:table-cell office:value-type="string">
            <text:p>سوخت</text:p>
          </table:table-cell>
          <table:table-cell office:value-type="string">
            <text:p>سوز</text:p>
          </table:table-cell>
          <table:table-cell table:number-columns-repeated="254"/>
        </table:table-row>
        <table:table-row table:style-name="ro1">
          <table:table-cell office:value-type="string">
            <text:p>سوزاند</text:p>
          </table:table-cell>
          <table:table-cell office:value-type="string">
            <text:p>سوزان</text:p>
          </table:table-cell>
          <table:table-cell table:number-columns-repeated="254"/>
        </table:table-row>
        <table:table-row table:style-name="ro1">
          <table:table-cell office:value-type="string">
            <text:p>شایست</text:p>
          </table:table-cell>
          <table:table-cell office:value-type="string">
            <text:p>شا</text:p>
          </table:table-cell>
          <table:table-cell table:number-columns-repeated="254"/>
        </table:table-row>
        <table:table-row table:style-name="ro1">
          <table:table-cell office:value-type="string">
            <text:p>شایید</text:p>
          </table:table-cell>
          <table:table-cell office:value-type="string">
            <text:p>شا</text:p>
          </table:table-cell>
          <table:table-cell table:number-columns-repeated="254"/>
        </table:table-row>
        <table:table-row table:style-name="ro1">
          <table:table-cell office:value-type="string">
            <text:p>شتابید</text:p>
          </table:table-cell>
          <table:table-cell office:value-type="string">
            <text:p>شتاب</text:p>
          </table:table-cell>
          <table:table-cell table:number-columns-repeated="254"/>
        </table:table-row>
        <table:table-row table:style-name="ro1">
          <table:table-cell office:value-type="string">
            <text:p>شتافت</text:p>
          </table:table-cell>
          <table:table-cell office:value-type="string">
            <text:p>شتاب</text:p>
          </table:table-cell>
          <table:table-cell table:number-columns-repeated="254"/>
        </table:table-row>
        <table:table-row table:style-name="ro1">
          <table:table-cell office:value-type="string">
            <text:p>شست</text:p>
          </table:table-cell>
          <table:table-cell office:value-type="string">
            <text:p>شوی</text:p>
          </table:table-cell>
          <table:table-cell table:number-columns-repeated="254"/>
        </table:table-row>
        <table:table-row table:style-name="ro1">
          <table:table-cell office:value-type="string">
            <text:p>شکست</text:p>
          </table:table-cell>
          <table:table-cell office:value-type="string">
            <text:p>شکن</text:p>
          </table:table-cell>
          <table:table-cell table:number-columns-repeated="254"/>
        </table:table-row>
        <table:table-row table:style-name="ro1">
          <table:table-cell office:value-type="string">
            <text:p>شمرد</text:p>
          </table:table-cell>
          <table:table-cell office:value-type="string">
            <text:p>شمار</text:p>
          </table:table-cell>
          <table:table-cell table:number-columns-repeated="254"/>
        </table:table-row>
        <table:table-row table:style-name="ro1">
          <table:table-cell office:value-type="string">
            <text:p>شناخت</text:p>
          </table:table-cell>
          <table:table-cell office:value-type="string">
            <text:p>شناس</text:p>
          </table:table-cell>
          <table:table-cell table:number-columns-repeated="254"/>
        </table:table-row>
        <table:table-row table:style-name="ro1">
          <table:table-cell office:value-type="string">
            <text:p>شناسانید</text:p>
          </table:table-cell>
          <table:table-cell office:value-type="string">
            <text:p>شناسان</text:p>
          </table:table-cell>
          <table:table-cell table:number-columns-repeated="254"/>
        </table:table-row>
        <table:table-row table:style-name="ro1">
          <table:table-cell office:value-type="string">
            <text:p>شناساند</text:p>
          </table:table-cell>
          <table:table-cell office:value-type="string">
            <text:p>شناسان</text:p>
          </table:table-cell>
          <table:table-cell table:number-columns-repeated="254"/>
        </table:table-row>
        <table:table-row table:style-name="ro1">
          <table:table-cell office:value-type="string">
            <text:p>شنفت</text:p>
          </table:table-cell>
          <table:table-cell office:value-type="string">
            <text:p>شنو</text:p>
          </table:table-cell>
          <table:table-cell table:number-columns-repeated="254"/>
        </table:table-row>
        <table:table-row table:style-name="ro1">
          <table:table-cell office:value-type="string">
            <text:p>شنواند</text:p>
          </table:table-cell>
          <table:table-cell office:value-type="string">
            <text:p>شنوان</text:p>
          </table:table-cell>
          <table:table-cell table:number-columns-repeated="254"/>
        </table:table-row>
        <table:table-row table:style-name="ro1">
          <table:table-cell office:value-type="string">
            <text:p>شنید</text:p>
          </table:table-cell>
          <table:table-cell office:value-type="string">
            <text:p>شنو</text:p>
          </table:table-cell>
          <table:table-cell table:number-columns-repeated="254"/>
        </table:table-row>
        <table:table-row table:style-name="ro1">
          <table:table-cell office:value-type="string">
            <text:p>فرستاد</text:p>
          </table:table-cell>
          <table:table-cell office:value-type="string">
            <text:p>فرست</text:p>
          </table:table-cell>
          <table:table-cell table:number-columns-repeated="254"/>
        </table:table-row>
        <table:table-row table:style-name="ro1">
          <table:table-cell office:value-type="string">
            <text:p>فرغارید</text:p>
          </table:table-cell>
          <table:table-cell office:value-type="string">
            <text:p>فرغار</text:p>
          </table:table-cell>
          <table:table-cell table:number-columns-repeated="254"/>
        </table:table-row>
        <table:table-row table:style-name="ro1">
          <table:table-cell office:value-type="string">
            <text:p>فرمود</text:p>
          </table:table-cell>
          <table:table-cell office:value-type="string">
            <text:p>فرمای</text:p>
          </table:table-cell>
          <table:table-cell table:number-columns-repeated="254"/>
        </table:table-row>
        <table:table-row table:style-name="ro1">
          <table:table-cell office:value-type="string">
            <text:p>فریبید</text:p>
          </table:table-cell>
          <table:table-cell office:value-type="string">
            <text:p>فریب</text:p>
          </table:table-cell>
          <table:table-cell table:number-columns-repeated="254"/>
        </table:table-row>
        <table:table-row table:style-name="ro1">
          <table:table-cell office:value-type="string">
            <text:p>فریباند</text:p>
          </table:table-cell>
          <table:table-cell office:value-type="string">
            <text:p>فریبان</text:p>
          </table:table-cell>
          <table:table-cell table:number-columns-repeated="254"/>
        </table:table-row>
        <table:table-row table:style-name="ro1">
          <table:table-cell office:value-type="string">
            <text:p>فریبانید</text:p>
          </table:table-cell>
          <table:table-cell office:value-type="string">
            <text:p>فریبان</text:p>
          </table:table-cell>
          <table:table-cell table:number-columns-repeated="254"/>
        </table:table-row>
        <table:table-row table:style-name="ro1">
          <table:table-cell office:value-type="string">
            <text:p>فریفت</text:p>
          </table:table-cell>
          <table:table-cell office:value-type="string">
            <text:p>فریب</text:p>
          </table:table-cell>
          <table:table-cell table:number-columns-repeated="254"/>
        </table:table-row>
        <table:table-row table:style-name="ro1">
          <table:table-cell office:value-type="string">
            <text:p>فرییباند</text:p>
          </table:table-cell>
          <table:table-cell office:value-type="string">
            <text:p>فریبان</text:p>
          </table:table-cell>
          <table:table-cell table:number-columns-repeated="254"/>
        </table:table-row>
        <table:table-row table:style-name="ro1">
          <table:table-cell office:value-type="string">
            <text:p>فشارانید</text:p>
          </table:table-cell>
          <table:table-cell office:value-type="string">
            <text:p>فشاران</text:p>
          </table:table-cell>
          <table:table-cell table:number-columns-repeated="254"/>
        </table:table-row>
        <table:table-row table:style-name="ro1">
          <table:table-cell office:value-type="string">
            <text:p>فشاراند</text:p>
          </table:table-cell>
          <table:table-cell office:value-type="string">
            <text:p>فشاران</text:p>
          </table:table-cell>
          <table:table-cell table:number-columns-repeated="254"/>
        </table:table-row>
        <table:table-row table:style-name="ro1">
          <table:table-cell office:value-type="string">
            <text:p>فشارید</text:p>
          </table:table-cell>
          <table:table-cell office:value-type="string">
            <text:p>فشار</text:p>
          </table:table-cell>
          <table:table-cell table:number-columns-repeated="254"/>
        </table:table-row>
        <table:table-row table:style-name="ro1">
          <table:table-cell office:value-type="string">
            <text:p>فشرد</text:p>
          </table:table-cell>
          <table:table-cell office:value-type="string">
            <text:p>فشار</text:p>
          </table:table-cell>
          <table:table-cell table:number-columns-repeated="254"/>
        </table:table-row>
        <table:table-row table:style-name="ro1">
          <table:table-cell office:value-type="string">
            <text:p>فکند</text:p>
          </table:table-cell>
          <table:table-cell office:value-type="string">
            <text:p>فکن</text:p>
          </table:table-cell>
          <table:table-cell table:number-columns-repeated="254"/>
        </table:table-row>
        <table:table-row table:style-name="ro1">
          <table:table-cell office:value-type="string">
            <text:p>فهمید</text:p>
          </table:table-cell>
          <table:table-cell office:value-type="string">
            <text:p>فهم</text:p>
          </table:table-cell>
          <table:table-cell table:number-columns-repeated="254"/>
        </table:table-row>
        <table:table-row table:style-name="ro1">
          <table:table-cell office:value-type="string">
            <text:p>فهمانید</text:p>
          </table:table-cell>
          <table:table-cell office:value-type="string">
            <text:p>فهمان</text:p>
          </table:table-cell>
          <table:table-cell table:number-columns-repeated="254"/>
        </table:table-row>
        <table:table-row table:style-name="ro1">
          <table:table-cell office:value-type="string">
            <text:p>فهماند</text:p>
          </table:table-cell>
          <table:table-cell office:value-type="string">
            <text:p>فهمان</text:p>
          </table:table-cell>
          <table:table-cell table:number-columns-repeated="254"/>
        </table:table-row>
        <table:table-row table:style-name="ro1">
          <table:table-cell office:value-type="string">
            <text:p>کاست</text:p>
          </table:table-cell>
          <table:table-cell office:value-type="string">
            <text:p>کاه</text:p>
          </table:table-cell>
          <table:table-cell table:number-columns-repeated="254"/>
        </table:table-row>
        <table:table-row table:style-name="ro1">
          <table:table-cell office:value-type="string">
            <text:p>کاشت</text:p>
          </table:table-cell>
          <table:table-cell office:value-type="string">
            <text:p>کار</text:p>
          </table:table-cell>
          <table:table-cell table:number-columns-repeated="254"/>
        </table:table-row>
        <table:table-row table:style-name="ro1">
          <table:table-cell office:value-type="string">
            <text:p>کافت</text:p>
          </table:table-cell>
          <table:table-cell office:value-type="string">
            <text:p>کاو</text:p>
          </table:table-cell>
          <table:table-cell table:number-columns-repeated="254"/>
        </table:table-row>
        <table:table-row table:style-name="ro1">
          <table:table-cell office:value-type="string">
            <text:p>کاوانید</text:p>
          </table:table-cell>
          <table:table-cell office:value-type="string">
            <text:p>کاوان</text:p>
          </table:table-cell>
          <table:table-cell table:number-columns-repeated="254"/>
        </table:table-row>
        <table:table-row table:style-name="ro1">
          <table:table-cell office:value-type="string">
            <text:p>کاواند</text:p>
          </table:table-cell>
          <table:table-cell office:value-type="string">
            <text:p>کاوان</text:p>
          </table:table-cell>
          <table:table-cell table:number-columns-repeated="254"/>
        </table:table-row>
        <table:table-row table:style-name="ro1">
          <table:table-cell office:value-type="string">
            <text:p>کاوید</text:p>
          </table:table-cell>
          <table:table-cell office:value-type="string">
            <text:p>کاو</text:p>
          </table:table-cell>
          <table:table-cell table:number-columns-repeated="254"/>
        </table:table-row>
        <table:table-row table:style-name="ro1">
          <table:table-cell office:value-type="string">
            <text:p>کاهید</text:p>
          </table:table-cell>
          <table:table-cell office:value-type="string">
            <text:p>کاهاند</text:p>
          </table:table-cell>
          <table:table-cell table:number-columns-repeated="254"/>
        </table:table-row>
        <table:table-row table:style-name="ro1">
          <table:table-cell office:value-type="string">
            <text:p>کشید</text:p>
          </table:table-cell>
          <table:table-cell office:value-type="string">
            <text:p>کش</text:p>
          </table:table-cell>
          <table:table-cell table:number-columns-repeated="254"/>
        </table:table-row>
        <table:table-row table:style-name="ro1">
          <table:table-cell office:value-type="string">
            <text:p>کشانید</text:p>
          </table:table-cell>
          <table:table-cell office:value-type="string">
            <text:p>کشان</text:p>
          </table:table-cell>
          <table:table-cell table:number-columns-repeated="254"/>
        </table:table-row>
        <table:table-row table:style-name="ro1">
          <table:table-cell office:value-type="string">
            <text:p>کشاند</text:p>
          </table:table-cell>
          <table:table-cell office:value-type="string">
            <text:p>کشان</text:p>
          </table:table-cell>
          <table:table-cell table:number-columns-repeated="254"/>
        </table:table-row>
        <table:table-row table:style-name="ro1">
          <table:table-cell office:value-type="string">
            <text:p>کند</text:p>
          </table:table-cell>
          <table:table-cell office:value-type="string">
            <text:p>کن</text:p>
          </table:table-cell>
          <table:table-cell table:number-columns-repeated="254"/>
        </table:table-row>
        <table:table-row table:style-name="ro1">
          <table:table-cell office:value-type="string">
            <text:p>کوبانید</text:p>
          </table:table-cell>
          <table:table-cell office:value-type="string">
            <text:p>کوبان</text:p>
          </table:table-cell>
          <table:table-cell table:number-columns-repeated="254"/>
        </table:table-row>
        <table:table-row table:style-name="ro1">
          <table:table-cell office:value-type="string">
            <text:p>کوباند</text:p>
          </table:table-cell>
          <table:table-cell office:value-type="string">
            <text:p>کوبان</text:p>
          </table:table-cell>
          <table:table-cell table:number-columns-repeated="254"/>
        </table:table-row>
        <table:table-row table:style-name="ro1">
          <table:table-cell office:value-type="string">
            <text:p>کوبید</text:p>
          </table:table-cell>
          <table:table-cell office:value-type="string">
            <text:p>کوب</text:p>
          </table:table-cell>
          <table:table-cell table:number-columns-repeated="254"/>
        </table:table-row>
        <table:table-row table:style-name="ro1">
          <table:table-cell office:value-type="string">
            <text:p>کوفت</text:p>
          </table:table-cell>
          <table:table-cell office:value-type="string">
            <text:p>کوب</text:p>
          </table:table-cell>
          <table:table-cell table:number-columns-repeated="254"/>
        </table:table-row>
        <table:table-row table:style-name="ro1">
          <table:table-cell office:value-type="string">
            <text:p>گداخت</text:p>
          </table:table-cell>
          <table:table-cell office:value-type="string">
            <text:p>گداز</text:p>
          </table:table-cell>
          <table:table-cell table:number-columns-repeated="254"/>
        </table:table-row>
        <table:table-row table:style-name="ro1">
          <table:table-cell office:value-type="string">
            <text:p>گدازانید</text:p>
          </table:table-cell>
          <table:table-cell office:value-type="string">
            <text:p>گدازان</text:p>
          </table:table-cell>
          <table:table-cell table:number-columns-repeated="254"/>
        </table:table-row>
        <table:table-row table:style-name="ro1">
          <table:table-cell office:value-type="string">
            <text:p>گذازاند</text:p>
          </table:table-cell>
          <table:table-cell office:value-type="string">
            <text:p>گدازان</text:p>
          </table:table-cell>
          <table:table-cell table:number-columns-repeated="254"/>
        </table:table-row>
        <table:table-row table:style-name="ro1">
          <table:table-cell office:value-type="string">
            <text:p>گذاشت</text:p>
          </table:table-cell>
          <table:table-cell office:value-type="string">
            <text:p>گذار</text:p>
          </table:table-cell>
          <table:table-cell table:number-columns-repeated="254"/>
        </table:table-row>
        <table:table-row table:style-name="ro1">
          <table:table-cell office:value-type="string">
            <text:p>گذرانید</text:p>
          </table:table-cell>
          <table:table-cell office:value-type="string">
            <text:p>گذران</text:p>
          </table:table-cell>
          <table:table-cell table:number-columns-repeated="254"/>
        </table:table-row>
        <table:table-row table:style-name="ro1">
          <table:table-cell office:value-type="string">
            <text:p>گذراند</text:p>
          </table:table-cell>
          <table:table-cell office:value-type="string">
            <text:p>گذران</text:p>
          </table:table-cell>
          <table:table-cell table:number-columns-repeated="254"/>
        </table:table-row>
        <table:table-row table:style-name="ro1">
          <table:table-cell office:value-type="string">
            <text:p>گذشت</text:p>
          </table:table-cell>
          <table:table-cell office:value-type="string">
            <text:p>گذر</text:p>
          </table:table-cell>
          <table:table-cell table:number-columns-repeated="254"/>
        </table:table-row>
        <table:table-row table:style-name="ro1">
          <table:table-cell office:value-type="string">
            <text:p>گرفت</text:p>
          </table:table-cell>
          <table:table-cell office:value-type="string">
            <text:p>گیر</text:p>
          </table:table-cell>
          <table:table-cell table:number-columns-repeated="254"/>
        </table:table-row>
        <table:table-row table:style-name="ro1">
          <table:table-cell office:value-type="string">
            <text:p>گریخت</text:p>
          </table:table-cell>
          <table:table-cell office:value-type="string">
            <text:p>گریز</text:p>
          </table:table-cell>
          <table:table-cell table:number-columns-repeated="254"/>
        </table:table-row>
        <table:table-row table:style-name="ro1">
          <table:table-cell office:value-type="string">
            <text:p>گریست</text:p>
          </table:table-cell>
          <table:table-cell office:value-type="string">
            <text:p>گری</text:p>
          </table:table-cell>
          <table:table-cell table:number-columns-repeated="254"/>
        </table:table-row>
        <table:table-row table:style-name="ro1">
          <table:table-cell office:value-type="string">
            <text:p>گزارد</text:p>
          </table:table-cell>
          <table:table-cell office:value-type="string">
            <text:p>گزار</text:p>
          </table:table-cell>
          <table:table-cell table:number-columns-repeated="254"/>
        </table:table-row>
        <table:table-row table:style-name="ro1">
          <table:table-cell office:value-type="string">
            <text:p>گزاشت</text:p>
          </table:table-cell>
          <table:table-cell office:value-type="string">
            <text:p>گزار</text:p>
          </table:table-cell>
          <table:table-cell table:number-columns-repeated="254"/>
        </table:table-row>
        <table:table-row table:style-name="ro1">
          <table:table-cell office:value-type="string">
            <text:p>گشت</text:p>
          </table:table-cell>
          <table:table-cell office:value-type="string">
            <text:p>گرد</text:p>
          </table:table-cell>
          <table:table-cell table:number-columns-repeated="254"/>
        </table:table-row>
        <table:table-row table:style-name="ro1">
          <table:table-cell office:value-type="string">
            <text:p>گشود</text:p>
          </table:table-cell>
          <table:table-cell office:value-type="string">
            <text:p>گش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گفتن</text:p>
          </table:table-cell>
          <table:table-cell office:value-type="string">
            <text:p>گو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گماشت</text:p>
          </table:table-cell>
          <table:table-cell office:value-type="string">
            <text:p>گمار</text:p>
          </table:table-cell>
          <table:table-cell table:number-columns-repeated="254"/>
        </table:table-row>
        <table:table-row table:style-name="ro1">
          <table:table-cell office:value-type="string">
            <text:p>مالانید</text:p>
          </table:table-cell>
          <table:table-cell office:value-type="string">
            <text:p>مالان</text:p>
          </table:table-cell>
          <table:table-cell table:number-columns-repeated="254"/>
        </table:table-row>
        <table:table-row table:style-name="ro1">
          <table:table-cell office:value-type="string">
            <text:p>مالاند</text:p>
          </table:table-cell>
          <table:table-cell office:value-type="string">
            <text:p>مالان</text:p>
          </table:table-cell>
          <table:table-cell table:number-columns-repeated="254"/>
        </table:table-row>
        <table:table-row table:style-name="ro1">
          <table:table-cell office:value-type="string">
            <text:p>مالید</text:p>
          </table:table-cell>
          <table:table-cell office:value-type="string">
            <text:p>مال</text:p>
          </table:table-cell>
          <table:table-cell table:number-columns-repeated="254"/>
        </table:table-row>
        <table:table-row table:style-name="ro1">
          <table:table-cell office:value-type="string">
            <text:p>ماند</text:p>
          </table:table-cell>
          <table:table-cell office:value-type="string">
            <text:p>مان</text:p>
          </table:table-cell>
          <table:table-cell table:number-columns-repeated="254"/>
        </table:table-row>
        <table:table-row table:style-name="ro1">
          <table:table-cell office:value-type="string">
            <text:p>ماند</text:p>
          </table:table-cell>
          <table:table-cell office:value-type="string">
            <text:p>مان</text:p>
          </table:table-cell>
          <table:table-cell table:number-columns-repeated="254"/>
        </table:table-row>
        <table:table-row table:style-name="ro1">
          <table:table-cell office:value-type="string">
            <text:p>مانست</text:p>
          </table:table-cell>
          <table:table-cell office:value-type="string">
            <text:p>مان</text:p>
          </table:table-cell>
          <table:table-cell table:number-columns-repeated="254"/>
        </table:table-row>
        <table:table-row table:style-name="ro1">
          <table:table-cell office:value-type="string">
            <text:p>مرد</text:p>
          </table:table-cell>
          <table:table-cell office:value-type="string">
            <text:p>میر</text:p>
          </table:table-cell>
          <table:table-cell table:number-columns-repeated="254"/>
        </table:table-row>
        <table:table-row table:style-name="ro1">
          <table:table-cell office:value-type="string">
            <text:p>نازید</text:p>
          </table:table-cell>
          <table:table-cell office:value-type="string">
            <text:p>ناز</text:p>
          </table:table-cell>
          <table:table-cell table:number-columns-repeated="254"/>
        </table:table-row>
        <table:table-row table:style-name="ro1">
          <table:table-cell office:value-type="string">
            <text:p>نشاست</text:p>
          </table:table-cell>
          <table:table-cell office:value-type="string">
            <text:p>نشان</text:p>
          </table:table-cell>
          <table:table-cell table:number-columns-repeated="254"/>
        </table:table-row>
        <table:table-row table:style-name="ro1">
          <table:table-cell office:value-type="string">
            <text:p>نشانید</text:p>
          </table:table-cell>
          <table:table-cell office:value-type="string">
            <text:p>نشان</text:p>
          </table:table-cell>
          <table:table-cell table:number-columns-repeated="254"/>
        </table:table-row>
        <table:table-row table:style-name="ro1">
          <table:table-cell office:value-type="string">
            <text:p>نشاند</text:p>
          </table:table-cell>
          <table:table-cell office:value-type="string">
            <text:p>نشان</text:p>
          </table:table-cell>
          <table:table-cell table:number-columns-repeated="254"/>
        </table:table-row>
        <table:table-row table:style-name="ro1">
          <table:table-cell office:value-type="string">
            <text:p>نشست</text:p>
          </table:table-cell>
          <table:table-cell office:value-type="string">
            <text:p>نشین</text:p>
          </table:table-cell>
          <table:table-cell table:number-columns-repeated="254"/>
        </table:table-row>
        <table:table-row table:style-name="ro1">
          <table:table-cell office:value-type="string">
            <text:p>نگارید</text:p>
          </table:table-cell>
          <table:table-cell office:value-type="string">
            <text:p>نگار</text:p>
          </table:table-cell>
          <table:table-cell table:number-columns-repeated="254"/>
        </table:table-row>
        <table:table-row table:style-name="ro1">
          <table:table-cell office:value-type="string">
            <text:p>نگریست</text:p>
          </table:table-cell>
          <table:table-cell office:value-type="string">
            <text:p>نگر</text:p>
          </table:table-cell>
          <table:table-cell table:number-columns-repeated="254"/>
        </table:table-row>
        <table:table-row table:style-name="ro1">
          <table:table-cell office:value-type="string">
            <text:p>نمود</text:p>
          </table:table-cell>
          <table:table-cell office:value-type="string">
            <text:p>نما</text:p>
          </table:table-cell>
          <table:table-cell office:value-type="string">
            <text:p>ی</text:p>
          </table:table-cell>
          <table:table-cell table:number-columns-repeated="253"/>
        </table:table-row>
        <table:table-row table:style-name="ro1">
          <table:table-cell office:value-type="string">
            <text:p>نواخت</text:p>
          </table:table-cell>
          <table:table-cell office:value-type="string">
            <text:p>نواز</text:p>
          </table:table-cell>
          <table:table-cell table:number-columns-repeated="254"/>
        </table:table-row>
        <table:table-row table:style-name="ro1">
          <table:table-cell office:value-type="string">
            <text:p>نوازاند</text:p>
          </table:table-cell>
          <table:table-cell office:value-type="string">
            <text:p>نوازان</text:p>
          </table:table-cell>
          <table:table-cell table:number-columns-repeated="254"/>
        </table:table-row>
        <table:table-row table:style-name="ro1">
          <table:table-cell office:value-type="string">
            <text:p>نوشت</text:p>
          </table:table-cell>
          <table:table-cell office:value-type="string">
            <text:p>نویس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office:value-type="string">
            <text:p>نوشاند</text:p>
          </table:table-cell>
          <table:table-cell office:value-type="string">
            <text:p>نوشان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office:value-type="string">
            <text:p>نوشید</text:p>
          </table:table-cell>
          <table:table-cell office:value-type="string">
            <text:p>نوش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office:value-type="string">
            <text:p>نهاد</text:p>
          </table:table-cell>
          <table:table-cell office:value-type="string">
            <text:p>نه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office:value-type="string">
            <text:p>نهاند</text:p>
          </table:table-cell>
          <table:table-cell office:value-type="string">
            <text:p>نهان</text:p>
          </table:table-cell>
          <table:table-cell table:number-columns-repeated="254"/>
        </table:table-row>
        <table:table-row table:style-name="ro1">
          <table:table-cell table:number-columns-repeated="2" office:value-type="string">
            <text:p>نهفت</text:p>
          </table:table-cell>
          <table:table-cell table:number-columns-repeated="254"/>
        </table:table-row>
        <table:table-row table:style-name="ro1">
          <table:table-cell office:value-type="string">
            <text:p>نیوشاند</text:p>
          </table:table-cell>
          <table:table-cell office:value-type="string">
            <text:p>نیوشان</text:p>
          </table:table-cell>
          <table:table-cell table:number-columns-repeated="254"/>
        </table:table-row>
        <table:table-row table:style-name="ro1">
          <table:table-cell office:value-type="string">
            <text:p>نیوشید</text:p>
          </table:table-cell>
          <table:table-cell office:value-type="string">
            <text:p>نیوش</text:p>
          </table:table-cell>
          <table:table-cell table:number-columns-repeated="254"/>
        </table:table-row>
        <table:table-row table:style-name="ro1">
          <table:table-cell office:value-type="string">
            <text:p>هشت</text:p>
          </table:table-cell>
          <table:table-cell office:value-type="string">
            <text:p>هل</text:p>
          </table:table-cell>
          <table:table-cell table:number-columns-repeated="254"/>
        </table:table-row>
        <table:table-row table:style-name="ro1">
          <table:table-cell office:value-type="string">
            <text:p>یارید</text:p>
          </table:table-cell>
          <table:table-cell office:value-type="string">
            <text:p>یار</text:p>
          </table:table-cell>
          <table:table-cell table:number-columns-repeated="254"/>
        </table:table-row>
        <table:table-row table:style-name="ro1">
          <table:table-cell office:value-type="string">
            <text:p>یافت</text:p>
          </table:table-cell>
          <table:table-cell office:value-type="string">
            <text:p>یاب</text:p>
          </table:table-cell>
          <table:table-cell table:number-columns-repeated="254"/>
        </table:table-row>
        <table:table-row table:style-name="ro1" table:number-rows-repeated="6533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4.A1:Sheet4.IV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3P0" style:volatile="true">
      <number:number number:decimal-places="0" number:min-integer-digits="1" number:grouping="true"/>
      <number:text> </number:text>
      <number:currency-symbol number:language="fa" number:country="IR">﷼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a" number:country="IR">﷼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صفحه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5">2008/11/15</text:date>, <text:time>12:29:34</text:time></text:p>
        </style:region-right>
      </style:header>
      <style:header-left style:display="false"/>
      <style:footer>
        <text:p>صفحه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oroush</meta:initial-creator>
    <meta:creation-date>2008-04-27T20:31:11</meta:creation-date>
    <dc:creator>soroush</dc:creator>
    <dc:date>2008-11-15T12:24:31</dc:date>
    <meta:editing-cycles>85</meta:editing-cycles>
    <meta:editing-duration>P1DT7H35M48S</meta:editing-duration>
    <meta:user-defined meta:name="Info 1"/>
    <meta:user-defined meta:name="Info 2"/>
    <meta:user-defined meta:name="Info 3"/>
    <meta:user-defined meta:name="Info 4"/>
    <meta:document-statistic meta:table-count="2" meta:cell-count="785"/>
  </office:meta>
</office:document-meta>
</file>